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Oxygen-Sans, Ubuntu, Cantarell, 'Helvetica Neue', sans-serif"/>
  </office:font-face-decls>
  <office:automatic-styles>
    <style:style style:name="P1" style:family="paragraph" style:parent-style-name="Preformatted_20_Text">
      <loext:graphic-properties draw:fill="solid" draw:fill-color="#2b2b2b" draw:opacity="100%"/>
      <style:paragraph-properties fo:margin-left="0cm" fo:margin-right="0cm" fo:margin-top="0cm" fo:margin-bottom="0cm" style:contextual-spacing="false" fo:line-height="125%" fo:orphans="2" fo:widows="2" fo:text-indent="0cm" style:auto-text-indent="false" fo:background-color="#2b2b2b" fo:padding="0cm" fo:border="none"/>
    </style:style>
    <style:style style:name="P2" style:family="paragraph" style:parent-style-name="Preformatted_20_Text">
      <loext:graphic-properties draw:fill="solid" draw:fill-color="#2b2b2b" draw:opacity="100%"/>
      <style:paragraph-properties fo:margin-top="0cm" fo:margin-bottom="0cm" style:contextual-spacing="false" fo:line-height="125%" fo:orphans="2" fo:widows="2" fo:background-color="#2b2b2b" fo:padding="0cm" fo:border="none"/>
    </style:style>
    <style:style style:name="P3" style:family="paragraph" style:parent-style-name="Preformatted_20_Text">
      <loext:graphic-properties draw:fill="solid" draw:fill-color="#2b2b2b" draw:opacity="100%"/>
      <style:paragraph-properties fo:margin-top="0cm" fo:margin-bottom="0cm" style:contextual-spacing="false" fo:line-height="125%" fo:orphans="2" fo:widows="2" fo:background-color="#2b2b2b" fo:padding="0cm" fo:border="none"/>
      <style:text-properties officeooo:paragraph-rsid="001bcbd0"/>
    </style:style>
    <style:style style:name="P4" style:family="paragraph" style:parent-style-name="Preformatted_20_Text">
      <loext:graphic-properties draw:fill="solid" draw:fill-color="#2b2b2b" draw:opacity="100%"/>
      <style:paragraph-properties fo:margin-top="0cm" fo:margin-bottom="0cm" style:contextual-spacing="false" fo:line-height="125%" fo:orphans="2" fo:widows="2" fo:background-color="#2b2b2b" fo:padding="0cm" fo:border="none"/>
      <style:text-properties officeooo:paragraph-rsid="001bfe18"/>
    </style:style>
    <style:style style:name="P5" style:family="paragraph" style:parent-style-name="Preformatted_20_Text">
      <style:paragraph-properties fo:margin-left="0cm" fo:margin-right="0cm"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6" style:family="paragraph" style:parent-style-name="Preformatted_20_Text">
      <loext:graphic-properties draw:fill="solid" draw:fill-color="#2b2b2b" draw:opacity="100%"/>
      <style:paragraph-properties fo:margin-top="0cm" fo:margin-bottom="0cm" style:contextual-spacing="false" fo:line-height="125%" fo:orphans="2" fo:widows="2" fo:background-color="#2b2b2b" fo:padding="0cm" fo:border="none"/>
      <style:text-properties fo:color="#d4d0ab" loext:opacity="100%"/>
    </style:style>
    <style:style style:name="P7" style:family="paragraph" style:parent-style-name="Preformatted_20_Text">
      <style:paragraph-properties fo:margin-left="0cm" fo:margin-right="0cm" fo:margin-top="0cm" fo:margin-bottom="0cm" style:contextual-spacing="false" fo:text-indent="0cm" style:auto-text-indent="false" fo:padding="0cm" fo:border="none"/>
      <style:text-properties officeooo:rsid="001a8d6d" officeooo:paragraph-rsid="001a8d6d"/>
    </style:style>
    <style:style style:name="P8" style:family="paragraph" style:parent-style-name="Standard">
      <style:text-properties officeooo:rsid="001a5da8" officeooo:paragraph-rsid="001a5da8"/>
    </style:style>
    <style:style style:name="P9" style:family="paragraph" style:parent-style-name="Standard">
      <style:paragraph-properties fo:margin-top="0cm" fo:margin-bottom="0.499cm" style:contextual-spacing="false" fo:orphans="2" fo:widows="2"/>
      <style:text-properties fo:font-variant="normal" fo:text-transform="none" fo:color="#000000" loext:opacity="100%" style:font-name="apple-system" fo:letter-spacing="normal" fo:font-style="normal" fo:font-weight="normal" loext:padding="0cm" loext:border="none"/>
    </style:style>
    <style:style style:name="P10" style:family="paragraph" style:parent-style-name="Standard">
      <style:text-properties fo:font-variant="normal" fo:text-transform="none" fo:color="#000000" loext:opacity="100%" style:font-name="apple-system" fo:letter-spacing="normal" fo:font-style="normal" fo:font-weight="normal" officeooo:rsid="001a8d6d" officeooo:paragraph-rsid="001a8d6d" style:font-weight-asian="normal" style:font-weight-complex="normal" loext:padding="0cm" loext:border="none"/>
    </style:style>
    <style:style style:name="P11" style:family="paragraph" style:parent-style-name="Standard">
      <style:text-properties officeooo:paragraph-rsid="001a5da8"/>
    </style:style>
    <style:style style:name="P12" style:family="paragraph" style:parent-style-name="Standard">
      <style:text-properties fo:font-weight="bold" officeooo:rsid="001a5da8" officeooo:paragraph-rsid="001a8d6d" style:font-weight-asian="bold" style:font-weight-complex="bold"/>
    </style:style>
    <style:style style:name="P13" style:family="paragraph" style:parent-style-name="Standard">
      <style:text-properties fo:font-weight="bold" officeooo:rsid="001a8d6d" officeooo:paragraph-rsid="001a8d6d" style:font-weight-asian="bold" style:font-weight-complex="bold"/>
    </style:style>
    <style:style style:name="P14" style:family="paragraph" style:parent-style-name="Standard">
      <style:text-properties fo:font-weight="normal" officeooo:rsid="001a8d6d" officeooo:paragraph-rsid="001a8d6d" style:font-weight-asian="normal" style:font-weight-complex="normal"/>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style>
    <style:style style:name="P16" style:family="paragraph" style:parent-style-name="Text_20_body">
      <style:text-properties fo:font-weight="normal" officeooo:rsid="001a8d6d" officeooo:paragraph-rsid="001a8d6d" style:font-weight-asian="normal" style:font-weight-complex="normal"/>
    </style:style>
    <style:style style:name="P1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19" style:family="paragraph" style:parent-style-name="Text_20_body">
      <style:paragraph-properties fo:margin-left="0cm" fo:margin-right="0cm"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0" style:family="paragraph" style:parent-style-name="Text_20_body" style:list-style-name="L1">
      <style:paragraph-properties fo:margin-left="0cm" fo:margin-right="0cm" fo:margin-top="0cm" fo:margin-bottom="0.247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2"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3" style:family="paragraph" style:parent-style-name="Text_20_body" style:list-style-name="L1">
      <style:paragraph-properties fo:margin-left="0cm" fo:margin-right="0cm" fo:margin-top="0cm" fo:margin-bottom="0.247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officeooo:paragraph-rsid="001a5da8"/>
    </style:style>
    <style:style style:name="P24"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2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officeooo:paragraph-rsid="001a5da8"/>
    </style:style>
    <style:style style:name="P26" style:family="paragraph" style:parent-style-name="Text_20_body">
      <style:text-properties fo:font-variant="normal" fo:text-transform="none" fo:color="#000000" loext:opacity="100%" style:font-name="apple-system" fo:font-size="13.5pt" fo:letter-spacing="normal" fo:font-style="normal" fo:font-weight="normal" officeooo:rsid="001a5da8" officeooo:paragraph-rsid="001a5da8"/>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normal" officeooo:rsid="001a5da8" officeooo:paragraph-rsid="001a5da8"/>
    </style:style>
    <style:style style:name="P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font-size="13.5pt" fo:letter-spacing="normal" fo:font-style="normal" fo:font-weight="bold" officeooo:rsid="001a5da8" officeooo:paragraph-rsid="001a5da8" style:font-weight-asian="bold" style:font-weight-complex="bold"/>
    </style:style>
    <style:style style:name="P2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apple-system" fo:letter-spacing="normal" fo:font-style="normal" fo:font-weight="normal" loext:padding="0cm" loext:border="none"/>
    </style:style>
    <style:style style:name="P3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1"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32" style:family="paragraph" style:parent-style-name="Text_20_body" style:list-style-name="L20">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list-style-name="L21">
      <style:paragraph-properties fo:margin-left="0cm" fo:margin-right="0cm" fo:margin-top="0cm" fo:margin-bottom="0cm" style:contextual-spacing="false" fo:text-indent="0cm" style:auto-text-indent="false" fo:padding="0cm" fo:border="none"/>
    </style:style>
    <style:style style:name="P34" style:family="paragraph" style:parent-style-name="Text_20_body" style:list-style-name="L22">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list-style-name="L23">
      <style:paragraph-properties fo:margin-left="0cm" fo:margin-right="0cm" fo:margin-top="0cm" fo:margin-bottom="0cm" style:contextual-spacing="false" fo:text-indent="0cm" style:auto-text-indent="false" fo:padding="0cm" fo:border="none"/>
    </style:style>
    <style:style style:name="P36" style:family="paragraph" style:parent-style-name="Text_20_body">
      <style:paragraph-properties fo:margin-left="0cm" fo:margin-right="0cm" fo:margin-top="0cm" fo:margin-bottom="0cm" style:contextual-spacing="false" fo:text-indent="0cm" style:auto-text-indent="false" fo:padding="0cm" fo:border="none"/>
      <style:text-properties officeooo:rsid="001a8d6d" officeooo:paragraph-rsid="001a8d6d"/>
    </style:style>
    <style:style style:name="P37" style:family="paragraph" style:parent-style-name="Text_20_body" style:list-style-name="L24">
      <style:paragraph-properties fo:margin-left="0cm" fo:margin-right="0cm" fo:margin-top="0cm" fo:margin-bottom="0cm" style:contextual-spacing="false" fo:text-indent="0cm" style:auto-text-indent="false" fo:padding="0cm" fo:border="none"/>
      <style:text-properties officeooo:rsid="001bfe18" officeooo:paragraph-rsid="001bfe18"/>
    </style:style>
    <style:style style:name="T1" style:family="text">
      <style:text-properties officeooo:rsid="001a5da8"/>
    </style:style>
    <style:style style:name="T2" style:family="text">
      <style:text-properties style:font-name="Consolas" fo:background-color="transparent" loext:char-shading-value="0" loext:padding="0cm" loext:border="none"/>
    </style:style>
    <style:style style:name="T3" style:family="text">
      <style:text-properties style:font-name="Consolas" fo:font-size="10.5pt" fo:background-color="transparent" loext:char-shading-value="0" loext:padding="0cm" loext:border="none"/>
    </style:style>
    <style:style style:name="T4" style:family="text">
      <style:text-properties fo:font-variant="normal" fo:text-transform="none" style:font-name="Consolas" fo:font-size="10.5pt" fo:letter-spacing="normal" fo:font-style="normal" fo:font-weight="normal" fo:background-color="transparent" loext:char-shading-value="0" loext:padding="0cm" loext:border="none"/>
    </style:style>
    <style:style style:name="T5" style:family="text">
      <style:text-properties fo:font-variant="normal" fo:text-transform="none" style:font-name="Consolas" fo:font-size="10.5pt" fo:letter-spacing="normal" fo:font-style="normal" fo:font-weight="normal" fo:background-color="transparent" loext:char-shading-value="0" loext:padding="0cm" loext:border="none"/>
    </style:style>
    <style:style style:name="T6" style:family="text">
      <style:text-properties fo:font-variant="normal" fo:text-transform="none" style:font-name="Consolas" fo:font-size="10.5pt" fo:letter-spacing="normal" fo:font-style="normal" fo:font-weight="normal" officeooo:rsid="001bcbd0" fo:background-color="transparent" loext:char-shading-value="0" loext:padding="0cm" loext:border="none"/>
    </style:style>
    <style:style style:name="T7" style:family="text">
      <style:text-properties fo:font-variant="normal" fo:text-transform="none"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8" style:family="text">
      <style:text-properties fo:font-variant="normal" fo:text-transform="none" style:font-name="Consolas" fo:font-size="10.5pt" fo:letter-spacing="normal" fo:font-style="normal" fo:font-weight="normal" officeooo:rsid="001bfe18" fo:background-color="transparent" loext:char-shading-value="0" loext:padding="0cm" loext:border="none"/>
    </style:style>
    <style:style style:name="T9" style:family="text">
      <style:text-properties fo:font-variant="normal" fo:text-transform="none" style:font-name="Consolas" fo:font-size="10.5pt" fo:letter-spacing="normal" fo:font-style="normal" fo:font-weight="normal" officeooo:rsid="001bcbd0" style:font-size-asian="10pt" style:font-size-complex="10pt" loext:padding="0cm" loext:border="none"/>
    </style:style>
    <style:style style:name="T10" style:family="text">
      <style:text-properties fo:font-variant="normal" fo:text-transform="none" style:font-name="Consolas" fo:font-size="10.5pt" fo:letter-spacing="normal" fo:font-style="normal" fo:font-weight="normal" loext:padding="0cm" loext:border="none"/>
    </style:style>
    <style:style style:name="T11" style:family="text">
      <style:text-properties fo:font-variant="normal" fo:text-transform="none" style:font-name="Consolas" fo:font-size="13.5pt" fo:letter-spacing="normal" fo:font-style="normal" fo:font-weight="normal" officeooo:rsid="001bcbd0" fo:background-color="#f7f7f7" loext:char-shading-value="0" loext:padding="0cm" loext:border="none"/>
    </style:style>
    <style:style style:name="T12" style:family="text">
      <style:text-properties fo:font-variant="normal" fo:text-transform="none" style:font-name="Consolas" fo:font-size="13.5pt" fo:letter-spacing="normal" fo:font-style="normal" fo:font-weight="normal" officeooo:rsid="001bcbd0" fo:background-color="transparent" loext:char-shading-value="0" style:font-size-asian="10pt" style:font-size-complex="10pt" loext:padding="0cm" loext:border="none"/>
    </style:style>
    <style:style style:name="T13" style:family="text">
      <style:text-properties fo:font-variant="normal" fo:text-transform="none" style:font-name="Consolas" fo:font-size="13.5pt" fo:letter-spacing="normal" fo:font-style="normal" fo:font-weight="normal" fo:background-color="transparent" loext:char-shading-value="0" loext:padding="0cm" loext:border="none"/>
    </style:style>
    <style:style style:name="T14" style:family="text">
      <style:text-properties fo:font-variant="normal" fo:text-transform="none" style:font-name="Consolas" fo:letter-spacing="normal" fo:font-style="normal" fo:font-weight="normal" officeooo:rsid="001bcbd0" loext:padding="0cm" loext:border="none"/>
    </style:style>
    <style:style style:name="T15" style:family="text">
      <style:text-properties fo:font-variant="normal" fo:text-transform="none" style:font-name="Consolas" fo:font-size="9pt" fo:letter-spacing="normal" fo:font-style="normal" fo:font-weight="normal" officeooo:rsid="001bcbd0" fo:background-color="transparent" loext:char-shading-value="0" style:font-size-asian="9pt" style:font-size-complex="9pt" loext:padding="0cm" loext:border="none"/>
    </style:style>
    <style:style style:name="T16" style:family="text">
      <style:text-properties fo:font-variant="normal" fo:text-transform="none" fo:color="#000000" loext:opacity="100%" style:font-name="apple-system" fo:font-size="13.5pt" fo:letter-spacing="normal" fo:font-style="normal"/>
    </style:style>
    <style:style style:name="T17" style:family="text">
      <style:text-properties fo:font-variant="normal" fo:text-transform="none" fo:color="#000000" loext:opacity="100%" style:font-name="apple-system" fo:font-size="13.5pt" fo:letter-spacing="normal" fo:font-style="normal" fo:font-weight="normal"/>
    </style:style>
    <style:style style:name="T18" style:family="text">
      <style:text-properties fo:font-variant="normal" fo:text-transform="none" fo:color="#000000" loext:opacity="100%" style:font-name="apple-system" fo:font-size="13.5pt" fo:letter-spacing="normal" fo:font-style="normal" fo:font-weight="normal" officeooo:rsid="001bcbd0" fo:background-color="transparent" loext:char-shading-value="0" loext:padding="0cm" loext:border="none"/>
    </style:style>
    <style:style style:name="T19" style:family="text">
      <style:text-properties fo:font-variant="normal" fo:text-transform="none" fo:color="#000000" loext:opacity="100%" style:font-name="apple-system" fo:font-size="13.5pt" fo:letter-spacing="normal" fo:font-style="normal" fo:font-weight="normal" officeooo:rsid="001bcbd0" fo:background-color="transparent" loext:char-shading-value="0" style:font-size-asian="10pt" style:font-size-complex="10pt" loext:padding="0cm" loext:border="none"/>
    </style:style>
    <style:style style:name="T20" style:family="text">
      <style:text-properties fo:font-variant="normal" fo:text-transform="none" fo:color="#000000" loext:opacity="100%" style:font-name="apple-system" fo:font-size="13.5pt" fo:letter-spacing="normal" fo:font-style="normal" fo:font-weight="normal" officeooo:rsid="001bcbd0" fo:background-color="transparent" loext:char-shading-value="0" style:font-size-asian="10pt" style:font-size-complex="10pt" loext:padding="0cm" loext:border="none"/>
    </style:style>
    <style:style style:name="T21" style:family="text">
      <style:text-properties fo:font-variant="normal" fo:text-transform="none" fo:color="#000000" loext:opacity="100%" style:font-name="apple-system" fo:font-size="13.5pt" fo:letter-spacing="normal" fo:font-style="normal" fo:font-weight="normal" officeooo:rsid="001bcbd0" style:font-size-asian="10pt" style:font-size-complex="10pt" loext:padding="0cm" loext:border="none"/>
    </style:style>
    <style:style style:name="T22" style:family="text">
      <style:text-properties fo:font-variant="normal" fo:text-transform="none" fo:color="#000000" loext:opacity="100%" style:font-name="apple-system" fo:letter-spacing="normal" fo:font-style="normal" fo:font-weight="normal" officeooo:rsid="001bcbd0" fo:background-color="transparent" loext:char-shading-value="0" loext:padding="0cm" loext:border="none"/>
    </style:style>
    <style:style style:name="T23" style:family="text">
      <style:text-properties fo:font-variant="normal" fo:text-transform="none" fo:color="#000000" loext:opacity="100%" style:font-name="apple-system" fo:letter-spacing="normal" fo:font-style="normal" fo:font-weight="normal" officeooo:rsid="001bcbd0" fo:background-color="transparent" loext:char-shading-value="0" loext:padding="0cm" loext:border="none"/>
    </style:style>
    <style:style style:name="T24" style:family="text">
      <style:text-properties fo:font-variant="normal" fo:text-transform="none" fo:color="#000000" loext:opacity="100%"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25" style:family="text">
      <style:text-properties fo:font-variant="normal" fo:text-transform="none" fo:color="#000000" loext:opacity="100%"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26" style:family="text">
      <style:text-properties fo:font-variant="normal" fo:text-transform="none" fo:color="#000000" loext:opacity="100%" style:font-name="Consolas" fo:font-size="13.5pt" fo:letter-spacing="normal" fo:font-style="normal" fo:font-weight="normal" fo:background-color="transparent" loext:char-shading-value="0" loext:padding="0cm" loext:border="none"/>
    </style:style>
    <style:style style:name="T27" style:family="text">
      <style:text-properties fo:font-variant="normal" fo:text-transform="none" fo:color="#000000" loext:opacity="100%" style:font-name="Consolas" fo:font-size="13.5pt" fo:letter-spacing="normal" fo:font-style="normal" fo:font-weight="normal" fo:background-color="transparent" loext:char-shading-value="0" loext:padding="0cm" loext:border="none"/>
    </style:style>
    <style:style style:name="T28" style:family="text">
      <style:text-properties fo:font-variant="normal" fo:text-transform="none" fo:color="#000000" loext:opacity="100%" style:font-name="Consolas" fo:font-size="13.5pt" fo:letter-spacing="normal" fo:font-style="normal" fo:font-weight="normal" officeooo:rsid="001bcbd0" fo:background-color="transparent" loext:char-shading-value="0" style:font-size-asian="10pt" style:font-size-complex="10pt" loext:padding="0cm" loext:border="none"/>
    </style:style>
    <style:style style:name="T29" style:family="text">
      <style:text-properties fo:font-variant="normal" fo:text-transform="none" fo:color="#000000" loext:opacity="100%" style:font-name="Consolas" fo:font-size="13.5pt" fo:letter-spacing="normal" fo:font-style="normal" fo:font-weight="normal" officeooo:rsid="001bcbd0" fo:background-color="transparent" loext:char-shading-value="0" style:font-size-asian="10pt" style:font-size-complex="10pt" loext:padding="0cm" loext:border="none"/>
    </style:style>
    <style:style style:name="T30" style:family="text">
      <style:text-properties fo:font-variant="normal" fo:text-transform="none" fo:color="#000000" loext:opacity="100%" style:font-name="Consolas" fo:font-size="13.5pt" fo:letter-spacing="normal" fo:font-style="normal" fo:font-weight="normal" officeooo:rsid="001bcbd0" fo:background-color="#f7f7f7" loext:char-shading-value="0" loext:padding="0cm" loext:border="none"/>
    </style:style>
    <style:style style:name="T31" style:family="text">
      <style:text-properties fo:font-variant="normal" fo:text-transform="none" fo:color="#000000" loext:opacity="100%" style:font-name="Consolas" fo:font-size="13.5pt" fo:letter-spacing="normal" fo:font-style="normal" fo:font-weight="normal" officeooo:rsid="001bcbd0" fo:background-color="#f7f7f7" loext:char-shading-value="0" style:font-size-asian="10pt" style:font-size-complex="10pt" loext:padding="0cm" loext:border="none"/>
    </style:style>
    <style:style style:name="T32" style:family="text">
      <style:text-properties fo:font-variant="normal" fo:text-transform="none" fo:color="#000000" loext:opacity="100%" style:font-name="Consolas" fo:font-size="13.5pt" fo:letter-spacing="normal" fo:font-style="normal" fo:font-weight="normal" fo:background-color="#f7f7f7" loext:char-shading-value="0" loext:padding="0cm" loext:border="none"/>
    </style:style>
    <style:style style:name="T33" style:family="text">
      <style:text-properties fo:font-variant="normal" fo:text-transform="none" fo:color="#000000" loext:opacity="100%" style:font-name="Consolas" fo:font-size="13.5pt" fo:letter-spacing="normal" fo:font-style="normal" fo:font-weight="normal" officeooo:rsid="001bcbd0" style:font-size-asian="10pt" style:font-size-complex="10pt" loext:padding="0cm" loext:border="none"/>
    </style:style>
    <style:style style:name="T34" style:family="text">
      <style:text-properties fo:font-variant="normal" fo:text-transform="none" fo:color="#000000" loext:opacity="100%" style:font-name="Consolas" fo:font-size="13.5pt" fo:letter-spacing="normal" fo:font-style="normal" fo:font-weight="normal" loext:padding="0cm" loext:border="none"/>
    </style:style>
    <style:style style:name="T35" style:family="text">
      <style:text-properties fo:font-variant="normal" fo:text-transform="none" fo:color="#000000" loext:opacity="100%" style:font-name="Consolas" fo:font-size="10.5pt" fo:letter-spacing="normal" fo:font-style="normal" fo:font-weight="normal" officeooo:rsid="001bcbd0" fo:background-color="transparent" loext:char-shading-value="0" loext:padding="0cm" loext:border="none"/>
    </style:style>
    <style:style style:name="T36" style:family="text">
      <style:text-properties fo:font-variant="normal" fo:text-transform="none" fo:color="#000000" loext:opacity="100%"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37" style:family="text">
      <style:text-properties fo:font-variant="normal" fo:text-transform="none" fo:color="#000000" loext:opacity="100%"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38" style:family="text">
      <style:text-properties fo:font-variant="normal" fo:text-transform="none" fo:color="#000000" loext:opacity="100%" style:font-name="Consolas" fo:font-size="10.5pt" fo:letter-spacing="normal" fo:font-style="normal" fo:font-weight="normal" fo:background-color="transparent" loext:char-shading-value="0" loext:padding="0cm" loext:border="none"/>
    </style:style>
    <style:style style:name="T39" style:family="text">
      <style:text-properties fo:font-variant="normal" fo:text-transform="none" fo:color="#000000" loext:opacity="100%" style:font-name="Consolas" fo:font-size="10.5pt" fo:letter-spacing="normal" fo:font-style="normal" fo:font-weight="normal" fo:background-color="transparent" loext:char-shading-value="0" loext:padding="0cm" loext:border="none"/>
    </style:style>
    <style:style style:name="T40" style:family="text">
      <style:text-properties fo:font-variant="normal" fo:text-transform="none" fo:color="#000000" loext:opacity="100%" style:font-name="Consolas" fo:font-size="10.5pt" fo:letter-spacing="normal" fo:font-style="normal" fo:font-weight="normal" officeooo:rsid="001bcbd0" style:font-size-asian="10pt" style:font-size-complex="10pt" loext:padding="0cm" loext:border="none"/>
    </style:style>
    <style:style style:name="T41" style:family="text">
      <style:text-properties fo:font-variant="normal" fo:text-transform="none" fo:color="#000000" loext:opacity="100%" style:font-name="Consolas" fo:font-size="10.5pt" fo:letter-spacing="normal" fo:font-style="normal" fo:font-weight="normal" loext:padding="0cm" loext:border="none"/>
    </style:style>
    <style:style style:name="T42" style:family="text">
      <style:text-properties fo:font-variant="normal" fo:text-transform="none" fo:color="#000000" loext:opacity="100%" style:font-name="Consolas" fo:letter-spacing="normal" fo:font-style="normal" fo:font-weight="normal" officeooo:rsid="001bcbd0" fo:background-color="transparent" loext:char-shading-value="0" loext:padding="0cm" loext:border="none"/>
    </style:style>
    <style:style style:name="T43" style:family="text">
      <style:text-properties fo:font-variant="normal" fo:text-transform="none" fo:color="#000000" loext:opacity="100%" style:font-name="Consolas" fo:font-size="9pt" fo:letter-spacing="normal" fo:font-style="normal" fo:font-weight="normal" officeooo:rsid="001bcbd0" fo:background-color="transparent" loext:char-shading-value="0" style:font-size-asian="9pt" style:font-size-complex="9pt" loext:padding="0cm" loext:border="none"/>
    </style:style>
    <style:style style:name="T44" style:family="text">
      <style:text-properties fo:font-variant="normal" fo:text-transform="none" fo:color="#000000" loext:opacity="100%" fo:letter-spacing="normal"/>
    </style:style>
    <style:style style:name="T45" style:family="text">
      <style:text-properties fo:font-variant="normal" fo:text-transform="none" fo:color="#dcc6e0" loext:opacity="100%" style:font-name="Consolas" fo:font-size="10.5pt" fo:letter-spacing="normal" fo:font-style="normal" fo:font-weight="normal" fo:background-color="transparent" loext:char-shading-value="0" loext:padding="0cm" loext:border="none"/>
    </style:style>
    <style:style style:name="T46" style:family="text">
      <style:text-properties fo:font-variant="normal" fo:text-transform="none" fo:color="#abe338" loext:opacity="100%" style:font-name="Consolas" fo:font-size="10.5pt" fo:letter-spacing="normal" fo:font-style="normal" fo:font-weight="normal" fo:background-color="transparent" loext:char-shading-value="0" loext:padding="0cm" loext:border="none"/>
    </style:style>
    <style:style style:name="T47" style:family="text">
      <style:text-properties fo:font-variant="normal" fo:text-transform="none" fo:color="#00e0e0" loext:opacity="100%" style:font-name="Consolas" fo:font-size="10.5pt" fo:letter-spacing="normal" fo:font-style="normal" fo:font-weight="normal" fo:background-color="transparent" loext:char-shading-value="0" loext:padding="0cm" loext:border="none"/>
    </style:style>
    <style:style style:name="T48" style:family="text">
      <style:text-properties fo:font-variant="normal" fo:text-transform="none" fo:color="#f5ab35" loext:opacity="100%" style:font-name="Consolas" fo:font-size="10.5pt" fo:letter-spacing="normal" fo:font-style="normal" fo:font-weight="normal" fo:background-color="transparent" loext:char-shading-value="0" loext:padding="0cm" loext:border="none"/>
    </style:style>
    <style:style style:name="T49" style:family="text">
      <style:text-properties fo:font-variant="normal" fo:text-transform="none" fo:letter-spacing="normal" fo:background-color="transparent" loext:char-shading-value="0" loext:padding="0cm" loext:border="none"/>
    </style:style>
    <style:style style:name="T50" style:family="text">
      <style:text-properties fo:font-variant="normal" fo:text-transform="none" fo:letter-spacing="normal" officeooo:rsid="001bfe18" fo:background-color="transparent" loext:char-shading-value="0" loext:padding="0cm" loext:border="none"/>
    </style:style>
    <style:style style:name="T51" style:family="text">
      <style:text-properties fo:font-variant="normal" fo:text-transform="none" fo:color="#d4d0ab" loext:opacity="100%" style:font-name="Consolas" fo:font-size="10.5pt" fo:letter-spacing="normal" fo:font-style="normal" fo:font-weight="normal" fo:background-color="transparent" loext:char-shading-value="0" loext:padding="0cm" loext:border="none"/>
    </style:style>
    <style:style style:name="T52" style:family="text">
      <style:text-properties fo:font-variant="normal" fo:text-transform="none" fo:color="#d4d0ab" loext:opacity="100%" style:font-name="Consolas" fo:font-size="10.5pt" fo:letter-spacing="normal" fo:font-style="normal" fo:font-weight="normal" officeooo:rsid="001bfe18" fo:background-color="transparent" loext:char-shading-value="0" loext:padding="0cm" loext:border="none"/>
    </style:style>
    <style:style style:name="T53" style:family="text">
      <style:text-properties fo:font-variant="normal" fo:text-transform="none" style:font-name="apple-system" fo:font-size="13.5pt" fo:letter-spacing="normal" fo:font-style="normal" fo:font-weight="normal" officeooo:rsid="001bcbd0" fo:background-color="transparent" loext:char-shading-value="0" loext:padding="0cm" loext:border="none"/>
    </style:style>
    <style:style style:name="T54" style:family="text">
      <style:text-properties fo:font-variant="normal" fo:text-transform="none" style:font-name="apple-system" fo:font-size="13.5pt" fo:letter-spacing="normal" fo:font-style="normal" fo:font-weight="normal" officeooo:rsid="001bcbd0" fo:background-color="transparent" loext:char-shading-value="0" style:font-size-asian="10pt" style:font-size-complex="10pt" loext:padding="0cm" loext:border="none"/>
    </style:style>
    <style:style style:name="T55" style:family="text">
      <style:text-properties fo:font-variant="normal" fo:text-transform="none"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56" style:family="text">
      <style:text-properties fo:font-variant="normal" fo:text-transform="none"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57" style:family="text">
      <style:text-properties fo:font-variant="normal" fo:text-transform="none" fo:color="#ffffd7" loext:opacity="100%" style:font-name="Consolas" fo:font-size="10.5pt" fo:letter-spacing="normal" fo:font-style="normal" fo:font-weight="normal" officeooo:rsid="001bcbd0" fo:background-color="transparent" loext:char-shading-value="0" loext:padding="0cm" loext:border="none"/>
    </style:style>
    <style:style style:name="T58" style:family="text">
      <style:text-properties fo:font-variant="normal" fo:text-transform="none" fo:color="#ffffd7" loext:opacity="100%" style:font-name="Consolas" fo:font-size="10.5pt" fo:letter-spacing="normal" fo:font-style="normal" fo:font-weight="normal" officeooo:rsid="001bcbd0" fo:background-color="transparent" loext:char-shading-value="0" loext:padding="0cm" loext:border="none"/>
    </style:style>
    <style:style style:name="T59" style:family="text">
      <style:text-properties fo:font-variant="normal" fo:text-transform="none" fo:color="#ffffd7" loext:opacity="100%"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60" style:family="text">
      <style:text-properties fo:font-variant="normal" fo:text-transform="none" fo:color="#ffffd7" loext:opacity="100%" style:font-name="Consolas" fo:font-size="10.5pt" fo:letter-spacing="normal" fo:font-style="normal" fo:font-weight="normal" officeooo:rsid="001bcbd0" fo:background-color="transparent" loext:char-shading-value="0" style:font-size-asian="10pt" style:font-size-complex="10pt" loext:padding="0cm" loext:border="none"/>
    </style:style>
    <style:style style:name="T61" style:family="text">
      <style:text-properties fo:font-variant="normal" fo:text-transform="none" fo:color="#ffffd7" loext:opacity="100%" style:font-name="Consolas" fo:font-size="10.5pt" fo:letter-spacing="normal" fo:font-style="normal" fo:font-weight="normal" fo:background-color="transparent" loext:char-shading-value="0" loext:padding="0cm" loext:border="none"/>
    </style:style>
    <style:style style:name="T62" style:family="text">
      <style:text-properties fo:font-variant="normal" fo:text-transform="none" fo:color="#ffffd7" loext:opacity="100%" style:font-name="Consolas" fo:font-size="10.5pt" fo:letter-spacing="normal" fo:font-style="normal" fo:font-weight="normal" officeooo:rsid="001bcbd0" style:font-size-asian="10pt" style:font-size-complex="10pt" loext:padding="0cm" loext:border="none"/>
    </style:style>
    <style:style style:name="T63" style:family="text">
      <style:text-properties fo:font-variant="normal" fo:text-transform="none" fo:color="#ffffd7" loext:opacity="100%" style:font-name="Consolas" fo:font-size="13.5pt" fo:letter-spacing="normal" fo:font-style="normal" fo:font-weight="normal" officeooo:rsid="001bcbd0" fo:background-color="#f7f7f7" loext:char-shading-value="0" loext:padding="0cm" loext:border="none"/>
    </style:style>
    <style:style style:name="T64" style:family="text">
      <style:text-properties fo:font-variant="normal" fo:text-transform="none" fo:color="#ffffd7" loext:opacity="100%" style:font-name="Consolas" fo:font-size="13.5pt" fo:letter-spacing="normal" fo:font-style="normal" fo:font-weight="normal" officeooo:rsid="001bcbd0" fo:background-color="transparent" loext:char-shading-value="0" loext:padding="0cm" loext:border="none"/>
    </style:style>
    <style:style style:name="T65" style:family="text">
      <style:text-properties fo:font-variant="normal" fo:text-transform="none" fo:color="#ffffd7" loext:opacity="100%" style:font-name="Consolas" fo:font-size="13.5pt" fo:letter-spacing="normal" fo:font-style="normal" fo:font-weight="normal" officeooo:rsid="001bcbd0" fo:background-color="transparent" loext:char-shading-value="0" loext:padding="0cm" loext:border="none"/>
    </style:style>
    <style:style style:name="T66" style:family="text">
      <style:text-properties fo:font-variant="normal" fo:text-transform="none" fo:color="#ffffd7" loext:opacity="100%" style:font-name="Consolas" fo:font-size="13.5pt" fo:letter-spacing="normal" fo:font-style="normal" fo:font-weight="normal" officeooo:rsid="001bcbd0" fo:background-color="transparent" loext:char-shading-value="0" style:font-size-asian="10pt" style:font-size-complex="10pt" loext:padding="0cm" loext:border="none"/>
    </style:style>
    <style:style style:name="T67" style:family="text">
      <style:text-properties fo:font-variant="normal" fo:text-transform="none" fo:color="#ffffd7" loext:opacity="100%" style:font-name="Consolas" fo:font-size="13.5pt" fo:letter-spacing="normal" fo:font-style="normal" fo:font-weight="normal" fo:background-color="transparent" loext:char-shading-value="0" loext:padding="0cm" loext:border="none"/>
    </style:style>
    <style:style style:name="T68" style:family="text">
      <style:text-properties fo:font-variant="normal" fo:text-transform="none" fo:color="#ffffd7" loext:opacity="100%" style:font-name="Consolas" fo:font-size="10pt" fo:letter-spacing="normal" fo:font-style="normal" fo:font-weight="normal" officeooo:rsid="001bcbd0" fo:background-color="transparent" loext:char-shading-value="0" style:font-size-asian="10pt" style:font-size-complex="10pt" loext:padding="0cm" loext:border="none"/>
    </style:style>
    <style:style style:name="T69" style:family="text">
      <style:text-properties fo:font-variant="normal" fo:text-transform="none" fo:color="#ffffd7" loext:opacity="100%" style:font-name="Consolas" fo:letter-spacing="normal" fo:font-style="normal" fo:font-weight="normal" officeooo:rsid="001bcbd0" fo:background-color="transparent" loext:char-shading-value="0" loext:padding="0cm" loext:border="none"/>
    </style:style>
    <style:style style:name="T70" style:family="text">
      <style:text-properties fo:font-variant="normal" fo:text-transform="none" fo:color="#ffffd7" loext:opacity="100%" style:font-name="Consolas" fo:letter-spacing="normal" fo:font-style="normal" fo:font-weight="normal" officeooo:rsid="001bcbd0" fo:background-color="transparent" loext:char-shading-value="0" loext:padding="0cm" loext:border="none"/>
    </style:style>
    <style:style style:name="T71" style:family="text">
      <style:text-properties fo:font-variant="normal" fo:text-transform="none" fo:color="#ffffd7" loext:opacity="100%" style:font-name="Consolas" fo:font-size="9pt" fo:letter-spacing="normal" fo:font-style="normal" fo:font-weight="normal" officeooo:rsid="001bcbd0" fo:background-color="transparent" loext:char-shading-value="0" style:font-size-asian="9pt" style:font-size-complex="9pt" loext:padding="0cm" loext:border="none"/>
    </style:style>
    <style:style style:name="T72" style:family="text">
      <style:text-properties fo:font-variant="normal" fo:text-transform="none" fo:color="#ffffd7" loext:opacity="100%" style:font-name="Consolas" fo:font-size="9pt" fo:letter-spacing="normal" fo:font-style="normal" fo:font-weight="normal" officeooo:rsid="001bcbd0" fo:background-color="transparent" loext:char-shading-value="0" style:font-size-asian="9pt" style:font-size-complex="9pt" loext:padding="0cm" loext:border="none"/>
    </style:style>
    <style:style style:name="T73" style:family="text">
      <style:text-properties fo:font-variant="normal" fo:text-transform="none" fo:color="#ffffd7" loext:opacity="100%" style:font-name="apple-system" fo:font-size="13.5pt" fo:letter-spacing="normal" fo:font-style="normal" fo:font-weight="normal" officeooo:rsid="001bcbd0" fo:background-color="transparent" loext:char-shading-value="0" loext:padding="0cm" loext:border="none"/>
    </style:style>
    <style:style style:name="T74" style:family="text">
      <style:text-properties fo:font-variant="normal" fo:text-transform="none" fo:color="#ffffd7" loext:opacity="100%" style:font-name="apple-system" fo:font-size="13.5pt" fo:letter-spacing="normal" fo:font-style="normal" fo:font-weight="normal" officeooo:rsid="001bcbd0" fo:background-color="transparent" loext:char-shading-value="0" loext:padding="0cm" loext:border="none"/>
    </style:style>
    <style:style style:name="T75" style:family="text">
      <style:text-properties fo:font-variant="normal" fo:text-transform="none" fo:color="#ffffd7" loext:opacity="100%" style:font-name="apple-system" fo:font-size="13.5pt" fo:letter-spacing="normal" fo:font-style="normal" fo:font-weight="normal" officeooo:rsid="001bcbd0" fo:background-color="transparent" loext:char-shading-value="0" style:font-size-asian="10pt" style:font-size-complex="10pt" loext:padding="0cm" loext:border="none"/>
    </style:style>
    <style:style style:name="T76" style:family="text">
      <style:text-properties fo:font-variant="normal" fo:text-transform="none" fo:color="#ffffd7" loext:opacity="100%" style:font-name="apple-system" fo:font-size="10pt" fo:letter-spacing="normal" fo:font-style="normal" fo:font-weight="normal" officeooo:rsid="001bcbd0" fo:background-color="transparent" loext:char-shading-value="0" style:font-size-asian="10pt" style:font-size-complex="10pt" loext:padding="0cm" loext:border="none"/>
    </style:style>
    <style:style style:name="T77" style:family="text">
      <style:text-properties fo:font-variant="normal" fo:text-transform="none" fo:color="#ffffd7" loext:opacity="100%" style:font-name="apple-system" fo:font-size="10pt" fo:letter-spacing="normal" fo:font-style="normal" fo:font-weight="normal" officeooo:rsid="001bcbd0" fo:background-color="transparent" loext:char-shading-value="0" style:font-size-asian="10pt" style:font-size-complex="10pt" loext:padding="0cm" loext:border="none"/>
    </style:style>
    <style:style style:name="T78" style:family="text">
      <style:text-properties fo:font-variant="normal" fo:text-transform="none" fo:color="#ffffd7" loext:opacity="100%"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79" style:family="text">
      <style:text-properties fo:font-variant="normal" fo:text-transform="none" fo:color="#ffffd7" loext:opacity="100%" style:font-name="apple-system" fo:font-size="9pt" fo:letter-spacing="normal" fo:font-style="normal" fo:font-weight="normal" officeooo:rsid="001bcbd0" fo:background-color="transparent" loext:char-shading-value="0" style:font-size-asian="9pt" style:font-size-complex="9pt" loext:padding="0cm" loext:border="none"/>
    </style:style>
    <style:style style:name="T80" style:family="text">
      <style:text-properties fo:font-variant="normal" fo:text-transform="none" fo:color="#ffffd7" loext:opacity="100%" style:font-name="apple-system" fo:letter-spacing="normal" fo:font-style="normal" fo:font-weight="normal" officeooo:rsid="001bcbd0" fo:background-color="transparent" loext:char-shading-value="0" loext:padding="0cm" loext:border="none"/>
    </style:style>
    <style:style style:name="T81" style:family="text">
      <style:text-properties fo:font-variant="normal" fo:text-transform="none" fo:color="#ffffd7" loext:opacity="100%" fo:font-size="10.5pt" fo:letter-spacing="normal" fo:font-style="normal" fo:font-weight="normal" officeooo:rsid="001bcbd0" fo:background-color="transparent" loext:char-shading-value="0" style:font-size-asian="10pt" style:font-size-complex="10pt" loext:padding="0cm" loext:border="none"/>
    </style:style>
    <style:style style:name="T82" style:family="text">
      <style:text-properties fo:font-variant="normal" fo:text-transform="none" fo:color="#ffffd7" loext:opacity="100%" fo:font-size="9pt" fo:letter-spacing="normal" fo:font-style="normal" fo:font-weight="normal" officeooo:rsid="001bcbd0" fo:background-color="transparent" loext:char-shading-value="0" style:font-size-asian="9pt" style:font-size-complex="9pt" loext:padding="0cm" loext:border="none"/>
    </style:style>
    <style:style style:name="T83" style:family="text">
      <style:text-properties fo:color="#ffffff" loext:opacity="100%"/>
    </style:style>
    <style:style style:name="T84" style:family="text">
      <style:text-properties officeooo:rsid="001f3a3e"/>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T INFO 2A </text:p>
      <text:p text:style-name="P8"/>
      <text:p text:style-name="P8">SUJET 1</text:p>
      <text:p text:style-name="P8"/>
      <text:p text:style-name="P26">"Ce projet consiste à créer une application qui génère une playlist de musique basée sur la liste des singles numéro un en France. Pour cela, nous allons extraire les informations nécessaires à partir de la page Wikipedia 'Liste des singles numéro un en France'. À l'aide d'une bibliothèque de scraping HTML appelée BeautifulSoup, nous allons analyser le contenu de la page Wikipedia et extraire les détails tels que le titre, l'artiste et la date de chaque single numéro un.</text:p>
      <text:p text:style-name="P18">Ensuite, nous utiliserons l'API Spotify (ou Deezer) pour rechercher chaque titre et récupérer l'extrait audio correspondant. Nous pourrons ainsi créer une playlist avec les extraits audio des singles numéro un.</text:p>
      <text:p text:style-name="P18">Pour rendre l'expérience plus interactive, nous générerons également des fichiers PDF pour chaque extrait audio. Ces fichiers PDF contiendront un code QR qui permettra d'accéder directement à l'extrait audio du single. De plus, ils afficheront les informations importantes comme le titre, l'artiste et la date de l'œuvre.</text:p>
      <text:p text:style-name="P18">Une fois les fichiers PDF générés, ils pourront être imprimés pour créer des fiches de jeu. Chaque fiche de jeu contiendra les informations sur le single ainsi qu'un code QR pour accéder à l'extrait audio correspondant. Il sera ainsi possible de jouer la playlist en scannant les codes QR et en écoutant les extraits audio des singles numéro un.</text:p>
      <text:p text:style-name="P18">Le projet utilise donc des technologies telles que le scraping HTML avec BeautifulSoup, l'API Spotify (ou Deezer) pour récupérer les extraits audio, et la génération de fichiers PDF avec des codes QR. L'objectif final est de fournir une expérience ludique et musicale en utilisant les singles numéro un en France comme base de la playlist."</text:p>
      <text:p text:style-name="P18"/>
      <text:p text:style-name="P18">Pour fonctionner le jeu est constitué de cartes qui sur une face ont un QRCODE contenant un lien vers un extrait audio disponible sur spotify et sur le côté face la réponse soit : une année, un artiste et le nom du titre.</text:p>
      <text:p text:style-name="P18"/>
      <text:p text:style-name="P18"/>
      <text:p text:style-name="P18"/>
      <text:p text:style-name="P18"/>
      <text:p text:style-name="P18"/>
      <text:p text:style-name="P18"/>
      <text:p text:style-name="P18"/>
      <text:p text:style-name="P28"><text:soft-page-break/>ETAPES </text:p>
      <text:p text:style-name="P27"/>
      <text:p text:style-name="P25"><text:span text:style-name="T1">Collecte des données ET </text:span>Collecte des informations : Pour chaque titre sélectionné, rassemble les informations nécessaires, telles que l'année de sortie, l'artiste et le nom du titre. Tu peux utiliser des sources en ligne, des bases de données musicales ou même des encyclopédies pour obtenir ces informations.</text:p>
      <text:p text:style-name="P27"/>
      <text:list xml:id="list2980731646" text:style-name="L1">
        <text:list-item>
          <text:list>
            <text:list-item>
              <text:p text:style-name="P21">Utilise BeautifulSoup pour extraire les informations pertinentes de la page Wikipedia "Liste des singles numéro un en France".</text:p>
            </text:list-item>
            <text:list-item>
              <text:p text:style-name="P21">Identifie les balises HTML et les classes CSS qui contiennent les détails tels que le titre, l'artiste et la date de chaque single.</text:p>
            </text:list-item>
            <text:list-item>
              <text:p text:style-name="P21">Utilise les méthodes de recherche et de filtrage de BeautifulSoup pour extraire les informations de chaque single.</text:p>
            </text:list-item>
          </text:list>
        </text:list-item>
        <text:list-item>
          <text:p text:style-name="P20">Recherche des extraits audio :</text:p>
          <text:list>
            <text:list-item>
              <text:p text:style-name="P21">Utilise l'API Spotify (ou Deezer) pour effectuer une recherche en utilisant le titre et l'artiste de chaque single.</text:p>
            </text:list-item>
            <text:list-item>
              <text:p text:style-name="P21">Récupère les extraits audio ou les liens de lecture pour chaque titre.</text:p>
            </text:list-item>
            <text:list-item>
              <text:p text:style-name="P21">Stocke les informations des extraits audio avec les autres détails du single dans une structure de données appropriée.</text:p>
            </text:list-item>
          </text:list>
        </text:list-item>
        <text:list-item>
          <text:p text:style-name="P23">Génération des QR codes Création des QR codes : Utilise un générateur de QR codes en ligne pour créer des QR codes uniques pour chaque carte. Assure-toi que les QR codes redirigent les joueurs vers les extraits audio correspondants sur Spotify. :</text:p>
          <text:list>
            <text:list-item>
              <text:p text:style-name="P21">Utilise une bibliothèque Python comme qrcode pour générer des QR codes à partir des liens des extraits audio.</text:p>
            </text:list-item>
            <text:list-item>
              <text:p text:style-name="P21">Associe chaque QR code avec les informations du single<text:span text:style-name="T84">œœ</text:span> (année, artiste, titre) dans une structure de données.</text:p>
            </text:list-item>
          </text:list>
        </text:list-item>
      </text:list>
      <text:p text:style-name="P18">Conception des cartes : Une fois que tu as les informations et les QR codes, tu peux concevoir les cartes du jeu. Utilise un logiciel de conception graphique ou même des outils en ligne pour créer un design attrayant pour tes cartes. Veille à inclure les informations nécessaires, comme l'année, l'artiste et le titre, ainsi que le QR code.</text:p>
      <text:p text:style-name="P18"><text:soft-page-break/></text:p>
      <text:list xml:id="list172408648678586" text:continue-numbering="true" text:style-name="L1">
        <text:list-item>
          <text:p text:style-name="P20">Création des fichiers PDF :</text:p>
          <text:list>
            <text:list-item>
              <text:p text:style-name="P21">Utilise une bibliothèque de génération de PDF comme ReportLab ou PyPDF2 pour créer un fichier PDF pour chaque single.</text:p>
            </text:list-item>
            <text:list-item>
              <text:p text:style-name="P21">Inclut le QR code, l'année, l'artiste et le titre dans le fichier PDF.</text:p>
            </text:list-item>
            <text:list-item>
              <text:p text:style-name="P21">Répète cette étape pour chaque single afin de générer un fichier PDF pour chaque carte du jeu.</text:p>
            </text:list-item>
          </text:list>
        </text:list-item>
        <text:list-item>
          <text:p text:style-name="P20">Impression des fichiers PDF :</text:p>
          <text:list>
            <text:list-item>
              <text:p text:style-name="P21">Prépare les fichiers PDF pour l'impression en les organisant correctement.</text:p>
            </text:list-item>
            <text:list-item>
              <text:p text:style-name="P21">Imprime les fichiers PDF sur des cartes ou des feuilles de papier appropriées.</text:p>
            </text:list-item>
            <text:list-item>
              <text:p text:style-name="P21">Assure-toi que les QR codes soient fonctionnels et clairement visibles sur les cartes imprimées.</text:p>
            </text:list-item>
          </text:list>
        </text:list-item>
        <text:list-item>
          <text:p text:style-name="P20">Assemblage des cartes :</text:p>
          <text:list>
            <text:list-item>
              <text:p text:style-name="P21">Découpe les cartes imprimées si nécessaire.</text:p>
            </text:list-item>
            <text:list-item>
              <text:p text:style-name="P21">Place les cartes avec le QR code face cachée et les informations du single face visible.</text:p>
            </text:list-item>
          </text:list>
        </text:list-item>
        <text:list-item>
          <text:p text:style-name="P20">Jouer au jeu :</text:p>
          <text:list>
            <text:list-item>
              <text:p text:style-name="P21">Les joueurs peuvent prendre une carte et scanner le QR code pour écouter l'extrait audio correspondant.</text:p>
            </text:list-item>
            <text:list-item>
              <text:p text:style-name="P21">Ils retournent ensuite la carte pour donner leur réponse en indiquant l'année, l'artiste et le titre.</text:p>
            </text:list-item>
            <text:list-item>
              <text:p text:style-name="P22">Vérifie les réponses des joueurs en les comparant aux informations du single</text:p>
            </text:list-item>
          </text:list>
        </text:list-item>
      </text:list>
      <text:p text:style-name="P27"/>
      <text:p text:style-name="P12">1/<text:span text:style-name="T16">Collecte des données ET Collecte des informations </text:span></text:p>
      <text:p text:style-name="P26">* Pour récupérer les données à partir de la page Wikipedia "Liste des singles numéro un en France" en utilisant BeautifulSoup, vous pouvez suivre ces étapes :</text:p>
      <text:list xml:id="list2462323660" text:style-name="L2">
        <text:list-item>
          <text:p text:style-name="P24">Installez les bibliothèques nécessaires : Vous devrez installer la bibliothèque BeautifulSoup en exécutant la commande suivante dans votre environnement Python </text:p>
        </text:list-item>
      </text:list>
      <text:p text:style-name="P5"><text:span text:style-name="Source_20_Text"><text:span text:style-name="T3">pip install beautifulsoup4</text:span></text:span></text:p>
      <text:p text:style-name="P5"><text:span text:style-name="Source_20_Text"><text:span text:style-name="T3"/></text:span></text:p>
      <text:p text:style-name="P5"><text:span text:style-name="Source_20_Text"><text:span text:style-name="T3">from bs4 import BeautifulSoup</text:span></text:span></text:p>
      <text:p text:style-name="P5"><text:span text:style-name="Source_20_Text"><text:span text:style-name="T3">import requests</text:span></text:span></text:p>
      <text:p text:style-name="P19"><text:soft-page-break/></text:p>
      <text:p text:style-name="P26">* Récupérez la page Wikipedia : Utilisez la bibliothèque requests pour envoyer une requête HTTP et récupérer le contenu HTML de la page Wikipedia :</text:p>
      <text:p text:style-name="P26">url = "https://fr.wikipedia.org/wiki/Liste_des_singles_num%C3%A9ro_un_en_France"</text:p>
      <text:p text:style-name="P26">response = requests.get(url)</text:p>
      <text:p text:style-name="P26">html_content = response.content</text:p>
      <text:p text:style-name="P8"/>
      <text:p text:style-name="P8"/>
      <text:p text:style-name="P8"/>
      <text:p text:style-name="P8"/>
      <text:p text:style-name="P8"/>
      <text:p text:style-name="P11"><text:span text:style-name="T1">*</text:span><text:span text:style-name="T17">Analysez le contenu HTML : Utilisez BeautifulSoup pour analyser le contenu HTML de la page :</text:span></text:p>
      <text:p text:style-name="P8"/>
      <text:p text:style-name="P8">soup = BeautifulSoup(html_content, "html.parser")</text:p>
      <text:p text:style-name="P8"/>
      <text:p text:style-name="P11"><text:span text:style-name="T17"/></text:p>
      <text:p text:style-name="P11"><text:span text:style-name="T17">*Trouvez les éléments pertinents : Utilisez les méthodes de recherche et de filtrage de BeautifulSoup pour trouver les éléments HTML contenant les détails des singles numéro un. Vous devrez inspecter le code HTML de la page pour déterminer la structure et les balises appropriées à rechercher. Par exemple, si les détails du single sont dans une table, vous pouvez utiliser la méthode </text:span><text:span text:style-name="Source_20_Text"><text:span text:style-name="T26">find_all</text:span></text:span><text:span text:style-name="T17"> pour trouver toutes les lignes de la table :</text:span></text:p>
      <text:p text:style-name="P11"><text:span text:style-name="T17"/></text:p>
      <text:p text:style-name="P11"><text:span text:style-name="T17">table = soup.find("table", class_="wikitable")</text:span></text:p>
      <text:p text:style-name="P11"><text:span text:style-name="T17">rows = table.find_all("tr")</text:span></text:p>
      <text:p text:style-name="P8"/>
      <text:p text:style-name="P8"/>
      <text:p text:style-name="P11"><text:span text:style-name="T1">*</text:span><text:span text:style-name="T17">Parcourez les éléments et extrayez les détails : Parcourez les éléments trouvés et extrayez les détails tels que le titre, l'artiste et la date pour chaque single. Vous pouvez utiliser les méthodes de navigation de BeautifulSoup pour accéder aux éléments enfants et extraire leur contenu :</text:span></text:p>
      <text:p text:style-name="P8"/>
      <text:p text:style-name="P8">for row in rows:</text:p>
      <text:p text:style-name="P8"><text:s text:c="4"/>cells = row.find_all("td")</text:p>
      <text:p text:style-name="P8"><text:s text:c="4"/>if len(cells) &gt;= 3:</text:p>
      <text:p text:style-name="P8"><text:s text:c="8"/>titre = cells[1].text.strip()</text:p>
      <text:p text:style-name="P8"><text:s text:c="8"/>artiste = cells[2].text.strip()</text:p>
      <text:p text:style-name="P8"><text:s text:c="8"/>date = cells[3].text.strip()</text:p>
      <text:p text:style-name="P8"><text:s text:c="8"/># Faites quelque chose avec les détails du single (par exemple, les stocker dans une liste ou les utiliser pour effectuer une recherche sur l'API Spotify)</text:p>
      <text:p text:style-name="P8"><text:soft-page-break/></text:p>
      <text:p text:style-name="P8"/>
      <text:p text:style-name="P13">2/<text:span text:style-name="T16">Recherche des extraits audio</text:span></text:p>
      <text:p text:style-name="P16"><text:line-break/>* Inscrivez-vous en tant que développeur sur le site de l'API Spotify (ou Deezer) et obtenez les informations d'identification nécessaires pour accéder à l'API. Vous devrez créer une application et obtenir une clé d'API ou un jeton d'accès.</text:p>
      <text:list xml:id="list1958993888" text:style-name="L19">
        <text:list-item>
          <text:p text:style-name="P31">Utilisez une bibliothèque cliente pour interagir avec l'API Spotify (ou Deezer) depuis votre code Python. Par exemple, vous pouvez utiliser la bibliothèque <text:span text:style-name="Source_20_Text"><text:span text:style-name="T2">spotipy</text:span></text:span> pour l'API Spotify ou la bibliothèque <text:span text:style-name="Source_20_Text"><text:span text:style-name="T2">deezer-python</text:span></text:span> pour l'API Deezer. Assurez-vous d'installer la bibliothèque appropriée à l'aide de <text:span text:style-name="Source_20_Text"><text:span text:style-name="T2">pip</text:span></text:span>.</text:p>
        </text:list-item>
      </text:list>
      <text:p text:style-name="P36">Exemples</text:p>
      <text:p text:style-name="P7"><text:span text:style-name="Source_20_Text"><text:span text:style-name="T4">pip </text:span></text:span><text:span text:style-name="Source_20_Text"><text:span text:style-name="T45">install</text:span></text:span><text:span text:style-name="Source_20_Text"><text:span text:style-name="T4"> spotipy</text:span></text:span></text:p>
      <text:p text:style-name="P36"/>
      <text:p text:style-name="P7"><text:span text:style-name="Source_20_Text"><text:span text:style-name="T45">import</text:span></text:span><text:span text:style-name="Source_20_Text"><text:span text:style-name="T4"> spotipy</text:span></text:span></text:p>
      <text:p text:style-name="P2"><text:span text:style-name="Source_20_Text"><text:span text:style-name="T45">from</text:span></text:span><text:span text:style-name="Source_20_Text"><text:span text:style-name="T4"> spotipy.oauth2 </text:span></text:span><text:span text:style-name="Source_20_Text"><text:span text:style-name="T45">import</text:span></text:span><text:span text:style-name="Source_20_Text"><text:span text:style-name="T4"> SpotifyClientCredentials</text:span></text:span></text:p>
      <text:p text:style-name="P2"/>
      <text:p text:style-name="P6"><text:span text:style-name="Source_20_Text"><text:span text:style-name="T4"># Initialisez votre client API avec vos informations d'identification Spotify</text:span></text:span></text:p>
      <text:p text:style-name="P2"><text:span text:style-name="Source_20_Text"><text:span text:style-name="T4">client_credentials_manager = SpotifyClientCredentials(client_id=</text:span></text:span><text:span text:style-name="Source_20_Text"><text:span text:style-name="T46">'YOUR_CLIENT_ID'</text:span></text:span><text:span text:style-name="Source_20_Text"><text:span text:style-name="T4">, client_secret=</text:span></text:span><text:span text:style-name="Source_20_Text"><text:span text:style-name="T46">'YOUR_CLIENT_SECRET'</text:span></text:span><text:span text:style-name="Source_20_Text"><text:span text:style-name="T4">)</text:span></text:span></text:p>
      <text:p text:style-name="P2"><text:span text:style-name="Source_20_Text"><text:span text:style-name="T4">sp = spotipy.Spotify(client_credentials_manager=client_credentials_manager)</text:span></text:span></text:p>
      <text:p text:style-name="P2"/>
      <text:p text:style-name="P6"><text:span text:style-name="Source_20_Text"><text:span text:style-name="T4"># Fonction pour rechercher l'extrait audio d'un single</text:span></text:span></text:p>
      <text:p text:style-name="P2"><text:span text:style-name="Source_20_Text"><text:span text:style-name="T45">def</text:span></text:span><text:span text:style-name="Source_20_Text"><text:span text:style-name="T4"> </text:span></text:span><text:span text:style-name="Source_20_Text"><text:span text:style-name="T47">search_track</text:span></text:span><text:span text:style-name="Source_20_Text"><text:span text:style-name="T4">(</text:span></text:span><text:span text:style-name="Source_20_Text"><text:span text:style-name="T48">artist, title</text:span></text:span><text:span text:style-name="Source_20_Text"><text:span text:style-name="T4">):</text:span></text:span></text:p>
      <text:p text:style-name="P2"><text:span text:style-name="Source_20_Text"><text:span text:style-name="T49"><text:s text:c="4"/></text:span></text:span><text:span text:style-name="Source_20_Text"><text:span text:style-name="T4">query = </text:span></text:span><text:span text:style-name="Source_20_Text"><text:span text:style-name="T46">f'artist:{artist} track:{title}'</text:span></text:span></text:p>
      <text:p text:style-name="P2"><text:span text:style-name="Source_20_Text"><text:span text:style-name="T49"><text:s text:c="4"/></text:span></text:span><text:span text:style-name="Source_20_Text"><text:span text:style-name="T4">results = sp.search(q=query, </text:span></text:span><text:span text:style-name="Source_20_Text"><text:span text:style-name="T48">type</text:span></text:span><text:span text:style-name="Source_20_Text"><text:span text:style-name="T4">=</text:span></text:span><text:span text:style-name="Source_20_Text"><text:span text:style-name="T46">'track'</text:span></text:span><text:span text:style-name="Source_20_Text"><text:span text:style-name="T4">, limit=</text:span></text:span><text:span text:style-name="Source_20_Text"><text:span text:style-name="T48">1</text:span></text:span><text:span text:style-name="Source_20_Text"><text:span text:style-name="T4">)</text:span></text:span></text:p>
      <text:p text:style-name="P2"/>
      <text:p text:style-name="P2"><text:span text:style-name="Source_20_Text"><text:span text:style-name="T49"><text:s text:c="4"/></text:span></text:span><text:span text:style-name="Source_20_Text"><text:span text:style-name="T45">if</text:span></text:span><text:span text:style-name="Source_20_Text"><text:span text:style-name="T4"> results[</text:span></text:span><text:span text:style-name="Source_20_Text"><text:span text:style-name="T46">'tracks'</text:span></text:span><text:span text:style-name="Source_20_Text"><text:span text:style-name="T4">][</text:span></text:span><text:span text:style-name="Source_20_Text"><text:span text:style-name="T46">'items'</text:span></text:span><text:span text:style-name="Source_20_Text"><text:span text:style-name="T4">]:</text:span></text:span></text:p>
      <text:p text:style-name="P2"><text:span text:style-name="Source_20_Text"><text:span text:style-name="T49"><text:s text:c="8"/></text:span></text:span><text:span text:style-name="Source_20_Text"><text:span text:style-name="T4">track = results[</text:span></text:span><text:span text:style-name="Source_20_Text"><text:span text:style-name="T46">'tracks'</text:span></text:span><text:span text:style-name="Source_20_Text"><text:span text:style-name="T4">][</text:span></text:span><text:span text:style-name="Source_20_Text"><text:span text:style-name="T46">'items'</text:span></text:span><text:span text:style-name="Source_20_Text"><text:span text:style-name="T4">][</text:span></text:span><text:span text:style-name="Source_20_Text"><text:span text:style-name="T48">0</text:span></text:span><text:span text:style-name="Source_20_Text"><text:span text:style-name="T4">]</text:span></text:span></text:p>
      <text:p text:style-name="P2"><text:span text:style-name="Source_20_Text"><text:span text:style-name="T49"><text:s text:c="8"/></text:span></text:span><text:span text:style-name="Source_20_Text"><text:span text:style-name="T45">return</text:span></text:span><text:span text:style-name="Source_20_Text"><text:span text:style-name="T4"> track[</text:span></text:span><text:span text:style-name="Source_20_Text"><text:span text:style-name="T46">'preview_url'</text:span></text:span><text:span text:style-name="Source_20_Text"><text:span text:style-name="T4">]</text:span></text:span></text:p>
      <text:p text:style-name="P2"><text:span text:style-name="Source_20_Text"><text:span text:style-name="T49"><text:s text:c="4"/></text:span></text:span><text:span text:style-name="Source_20_Text"><text:span text:style-name="T45">else</text:span></text:span><text:span text:style-name="Source_20_Text"><text:span text:style-name="T4">:</text:span></text:span></text:p>
      <text:p text:style-name="P2"><text:span text:style-name="Source_20_Text"><text:span text:style-name="T49"><text:s text:c="8"/></text:span></text:span><text:span text:style-name="Source_20_Text"><text:span text:style-name="T45">return</text:span></text:span><text:span text:style-name="Source_20_Text"><text:span text:style-name="T4"> </text:span></text:span><text:span text:style-name="Source_20_Text"><text:span text:style-name="T48">None</text:span></text:span></text:p>
      <text:p text:style-name="P2"/>
      <text:p text:style-name="P6"><text:span text:style-name="Source_20_Text"><text:span text:style-name="T4"># Exemple d'utilisation</text:span></text:span></text:p>
      <text:p text:style-name="P2"><text:span text:style-name="Source_20_Text"><text:span text:style-name="T4">artist = </text:span></text:span><text:span text:style-name="Source_20_Text"><text:span text:style-name="T46">'Artist Name'</text:span></text:span></text:p>
      <text:p text:style-name="P2"><text:span text:style-name="Source_20_Text"><text:span text:style-name="T4">title = </text:span></text:span><text:span text:style-name="Source_20_Text"><text:span text:style-name="T46">'Song Title'</text:span></text:span></text:p>
      <text:p text:style-name="P2"/>
      <text:p text:style-name="P2"><text:span text:style-name="Source_20_Text"><text:span text:style-name="T4">preview_url = search_track(artist, title)</text:span></text:span></text:p>
      <text:p text:style-name="P2"><text:span text:style-name="Source_20_Text"><text:span text:style-name="T45">if</text:span></text:span><text:span text:style-name="Source_20_Text"><text:span text:style-name="T4"> preview_url:</text:span></text:span></text:p>
      <text:p text:style-name="P2"><text:span text:style-name="Source_20_Text"><text:span text:style-name="T49"><text:s text:c="4"/></text:span></text:span><text:span text:style-name="Source_20_Text"><text:span text:style-name="T48">print</text:span></text:span><text:span text:style-name="Source_20_Text"><text:span text:style-name="T4">(</text:span></text:span><text:span text:style-name="Source_20_Text"><text:span text:style-name="T46">f"Extrait audio de '{title}' par {artist} : {preview_url}"</text:span></text:span><text:span text:style-name="Source_20_Text"><text:span text:style-name="T4">)</text:span></text:span></text:p>
      <text:p text:style-name="P2"><text:span text:style-name="Source_20_Text"><text:span text:style-name="T45">else</text:span></text:span><text:span text:style-name="Source_20_Text"><text:span text:style-name="T4">:</text:span></text:span></text:p>
      <text:p text:style-name="P2"><text:span text:style-name="Source_20_Text"><text:span text:style-name="T49"><text:s text:c="4"/></text:span></text:span><text:span text:style-name="Source_20_Text"><text:span text:style-name="T48">print</text:span></text:span><text:span text:style-name="Source_20_Text"><text:span text:style-name="T4">(</text:span></text:span><text:span text:style-name="Source_20_Text"><text:span text:style-name="T46">f"Extrait audio non trouvé pour '{title}' par {artist}"</text:span></text:span><text:span text:style-name="Source_20_Text"><text:span text:style-name="T4">)</text:span></text:span></text:p>
      <text:p text:style-name="P36"/>
      <text:p text:style-name="P15"/>
      <text:p text:style-name="P15"/>
      <text:p text:style-name="P15"><text:soft-page-break/></text:p>
      <text:p text:style-name="P15"/>
      <text:p text:style-name="P15"/>
      <text:list xml:id="list595113501" text:style-name="L20">
        <text:list-item>
          <text:p text:style-name="P32">Initialisez votre client API en utilisant les informations d'identification que vous avez obtenues. Cela vous permettra d'effectuer des requêtes vers l'API et d'accéder aux données nécessaires.</text:p>
        </text:list-item>
      </text:list>
      <text:list xml:id="list473172292" text:style-name="L21">
        <text:list-item>
          <text:p text:style-name="P33">Pour chaque single dans votre liste de singles, utilisez la fonction de recherche de l'API Spotify <text:s/>en fournissant le titre et l'artiste du single. Vous pouvez spécifier des paramètres supplémentaires pour affiner la recherche, comme la limite de résultats ou le type de contenu recherché.</text:p>
        </text:list-item>
      </text:list>
      <text:p text:style-name="P29"/>
      <text:p text:style-name="P1"><text:span text:style-name="Source_20_Text"><text:span text:style-name="T45">import</text:span></text:span><text:span text:style-name="Source_20_Text"><text:span text:style-name="T4"> spotipy</text:span></text:span></text:p>
      <text:p text:style-name="P2"><text:span text:style-name="Source_20_Text"><text:span text:style-name="T45">from</text:span></text:span><text:span text:style-name="Source_20_Text"><text:span text:style-name="T4"> spotipy.oauth2 </text:span></text:span><text:span text:style-name="Source_20_Text"><text:span text:style-name="T45">import</text:span></text:span><text:span text:style-name="Source_20_Text"><text:span text:style-name="T4"> SpotifyClientCredentials</text:span></text:span></text:p>
      <text:p text:style-name="P2"><text:span text:style-name="Source_20_Text"><text:span text:style-name="T67">pip install playsound</text:span></text:span><text:span text:style-name="Source_20_Text"><text:span text:style-name="T61"> </text:span></text:span></text:p>
      <text:p text:style-name="P2"><text:span text:style-name="Source_20_Text"><text:span text:style-name="T45">from</text:span></text:span><text:span text:style-name="Source_20_Text"><text:span text:style-name="T4"> playsound </text:span></text:span><text:span text:style-name="Source_20_Text"><text:span text:style-name="T45">import</text:span></text:span><text:span text:style-name="Source_20_Text"><text:span text:style-name="T4"> playsound</text:span></text:span></text:p>
      <text:p text:style-name="P2"/>
      <text:p text:style-name="P6"><text:span text:style-name="Source_20_Text"><text:span text:style-name="T4"># Initialisez votre client API avec vos informations d'identification Spotify</text:span></text:span></text:p>
      <text:p text:style-name="P2"><text:span text:style-name="Source_20_Text"><text:span text:style-name="T4">client_credentials_manager = SpotifyClientCredentials(client_id=</text:span></text:span><text:span text:style-name="Source_20_Text"><text:span text:style-name="T46">'YOUR_CLIENT_ID'</text:span></text:span><text:span text:style-name="Source_20_Text"><text:span text:style-name="T4">, client_secret=</text:span></text:span><text:span text:style-name="Source_20_Text"><text:span text:style-name="T46">'YOUR_CLIENT_SECRET'</text:span></text:span><text:span text:style-name="Source_20_Text"><text:span text:style-name="T4">)</text:span></text:span></text:p>
      <text:p text:style-name="P2"><text:span text:style-name="Source_20_Text"><text:span text:style-name="T4">sp = spotipy.Spotify(client_credentials_manager=client_credentials_manager)</text:span></text:span></text:p>
      <text:p text:style-name="P2"/>
      <text:p text:style-name="P6"><text:span text:style-name="Source_20_Text"><text:span text:style-name="T4"># Fonction pour rechercher l'extrait audio d'un single</text:span></text:span></text:p>
      <text:p text:style-name="P2"><text:span text:style-name="Source_20_Text"><text:span text:style-name="T45">def</text:span></text:span><text:span text:style-name="Source_20_Text"><text:span text:style-name="T4"> </text:span></text:span><text:span text:style-name="Source_20_Text"><text:span text:style-name="T47">search_track</text:span></text:span><text:span text:style-name="Source_20_Text"><text:span text:style-name="T4">(</text:span></text:span><text:span text:style-name="Source_20_Text"><text:span text:style-name="T48">artist, title, limit=1</text:span></text:span><text:span text:style-name="Source_20_Text"><text:span text:style-name="T4">):</text:span></text:span></text:p>
      <text:p text:style-name="P2"><text:span text:style-name="Source_20_Text"><text:span text:style-name="T49"><text:s text:c="4"/></text:span></text:span><text:span text:style-name="Source_20_Text"><text:span text:style-name="T4">query = </text:span></text:span><text:span text:style-name="Source_20_Text"><text:span text:style-name="T46">f'artist:{artist} track:{title}'</text:span></text:span></text:p>
      <text:p text:style-name="P2"><text:span text:style-name="Source_20_Text"><text:span text:style-name="T49"><text:s text:c="4"/></text:span></text:span><text:span text:style-name="Source_20_Text"><text:span text:style-name="T4">results = sp.search(q=query, </text:span></text:span><text:span text:style-name="Source_20_Text"><text:span text:style-name="T48">type</text:span></text:span><text:span text:style-name="Source_20_Text"><text:span text:style-name="T4">=</text:span></text:span><text:span text:style-name="Source_20_Text"><text:span text:style-name="T46">'track'</text:span></text:span><text:span text:style-name="Source_20_Text"><text:span text:style-name="T4">, limit=limit)</text:span></text:span></text:p>
      <text:p text:style-name="P2"/>
      <text:p text:style-name="P2"><text:span text:style-name="Source_20_Text"><text:span text:style-name="T49"><text:s text:c="4"/></text:span></text:span><text:span text:style-name="Source_20_Text"><text:span text:style-name="T4">tracks = []</text:span></text:span></text:p>
      <text:p text:style-name="P2"><text:span text:style-name="Source_20_Text"><text:span text:style-name="T49"><text:s text:c="4"/></text:span></text:span><text:span text:style-name="Source_20_Text"><text:span text:style-name="T45">if</text:span></text:span><text:span text:style-name="Source_20_Text"><text:span text:style-name="T4"> results[</text:span></text:span><text:span text:style-name="Source_20_Text"><text:span text:style-name="T46">'tracks'</text:span></text:span><text:span text:style-name="Source_20_Text"><text:span text:style-name="T4">][</text:span></text:span><text:span text:style-name="Source_20_Text"><text:span text:style-name="T46">'items'</text:span></text:span><text:span text:style-name="Source_20_Text"><text:span text:style-name="T4">]:</text:span></text:span></text:p>
      <text:p text:style-name="P2"><text:span text:style-name="Source_20_Text"><text:span text:style-name="T49"><text:s text:c="8"/></text:span></text:span><text:span text:style-name="Source_20_Text"><text:span text:style-name="T45">for</text:span></text:span><text:span text:style-name="Source_20_Text"><text:span text:style-name="T4"> track </text:span></text:span><text:span text:style-name="Source_20_Text"><text:span text:style-name="T45">in</text:span></text:span><text:span text:style-name="Source_20_Text"><text:span text:style-name="T4"> results[</text:span></text:span><text:span text:style-name="Source_20_Text"><text:span text:style-name="T46">'tracks'</text:span></text:span><text:span text:style-name="Source_20_Text"><text:span text:style-name="T4">][</text:span></text:span><text:span text:style-name="Source_20_Text"><text:span text:style-name="T46">'items'</text:span></text:span><text:span text:style-name="Source_20_Text"><text:span text:style-name="T4">]:</text:span></text:span></text:p>
      <text:p text:style-name="P2"><text:span text:style-name="Source_20_Text"><text:span text:style-name="T49"><text:s text:c="12"/></text:span></text:span><text:span text:style-name="Source_20_Text"><text:span text:style-name="T51"># Vérifier si les noms d'artistes et de titres correspondent</text:span></text:span></text:p>
      <text:p text:style-name="P2"><text:span text:style-name="Source_20_Text"><text:span text:style-name="T49"><text:s text:c="12"/></text:span></text:span><text:span text:style-name="Source_20_Text"><text:span text:style-name="T45">if</text:span></text:span><text:span text:style-name="Source_20_Text"><text:span text:style-name="T4"> artist.lower() == track[</text:span></text:span><text:span text:style-name="Source_20_Text"><text:span text:style-name="T46">'artists'</text:span></text:span><text:span text:style-name="Source_20_Text"><text:span text:style-name="T4">][</text:span></text:span><text:span text:style-name="Source_20_Text"><text:span text:style-name="T48">0</text:span></text:span><text:span text:style-name="Source_20_Text"><text:span text:style-name="T4">][</text:span></text:span><text:span text:style-name="Source_20_Text"><text:span text:style-name="T46">'name'</text:span></text:span><text:span text:style-name="Source_20_Text"><text:span text:style-name="T4">].lower() </text:span></text:span><text:span text:style-name="Source_20_Text"><text:span text:style-name="T45">and</text:span></text:span><text:span text:style-name="Source_20_Text"><text:span text:style-name="T4"> title.lower() == track[</text:span></text:span><text:span text:style-name="Source_20_Text"><text:span text:style-name="T46">'name'</text:span></text:span><text:span text:style-name="Source_20_Text"><text:span text:style-name="T4">].lower():</text:span></text:span></text:p>
      <text:p text:style-name="P2"><text:span text:style-name="Source_20_Text"><text:span text:style-name="T49"><text:s text:c="16"/></text:span></text:span><text:span text:style-name="Source_20_Text"><text:span text:style-name="T4">tracks.append(track[</text:span></text:span><text:span text:style-name="Source_20_Text"><text:span text:style-name="T46">'preview_url'</text:span></text:span><text:span text:style-name="Source_20_Text"><text:span text:style-name="T4">])</text:span></text:span></text:p>
      <text:p text:style-name="P2"><text:span text:style-name="Source_20_Text"><text:span text:style-name="T49"><text:s text:c="4"/></text:span></text:span></text:p>
      <text:p text:style-name="P2"><text:span text:style-name="Source_20_Text"><text:span text:style-name="T49"><text:s text:c="4"/></text:span></text:span><text:span text:style-name="Source_20_Text"><text:span text:style-name="T45">return</text:span></text:span><text:span text:style-name="Source_20_Text"><text:span text:style-name="T4"> tracks</text:span></text:span></text:p>
      <text:p text:style-name="P2"><text:span text:style-name="Source_20_Text"><text:span text:style-name="T4"/></text:span></text:p>
      <text:p text:style-name="P2"><text:span text:style-name="Source_20_Text"><text:span text:style-name="T4"/></text:span></text:p>
      <text:p text:style-name="P3"><text:span text:style-name="Source_20_Text"><text:span text:style-name="T6">#ou results = sp.search(q=query, type='album')</text:span></text:span></text:p>
      <text:p text:style-name="P3"><text:span text:style-name="Source_20_Text"><text:span text:style-name="T57">#</text:span></text:span><text:span text:style-name="Source_20_Text"><text:span text:style-name="T76">En spécifiant</text:span></text:span><text:span text:style-name="Source_20_Text"><text:span text:style-name="T77"> </text:span></text:span><text:span text:style-name="Source_20_Text"><text:span text:style-name="T68">type='album'</text:span></text:span><text:span text:style-name="Source_20_Text"><text:span text:style-name="T77">,</text:span></text:span><text:span text:style-name="Source_20_Text"><text:span text:style-name="T76"> vous pouvez rechercher des albums au lieu de pistes. D'autres #types de contenu possibles incluent</text:span></text:span><text:span text:style-name="Source_20_Text"><text:span text:style-name="T77"> </text:span></text:span><text:span text:style-name="Source_20_Text"><text:span text:style-name="T68">'artist' </text:span></text:span><text:span text:style-name="Source_20_Text"><text:span text:style-name="T76">(recherche d'artistes) #et</text:span></text:span><text:span text:style-name="Source_20_Text"><text:span text:style-name="T77"> </text:span></text:span><text:span text:style-name="Source_20_Text"><text:span text:style-name="T68">'playlist' </text:span></text:span><text:span text:style-name="Source_20_Text"><text:span text:style-name="T76">(recherche de listes de lecture).</text:span></text:span></text:p>
      <text:p text:style-name="P3"><text:span text:style-name="Source_20_Text"><text:span text:style-name="T76"/></text:span></text:p>
      <text:p text:style-name="P3"><text:span text:style-name="Source_20_Text"><text:span text:style-name="T76">#</text:span></text:span><text:span text:style-name="Source_20_Text"><text:span text:style-name="T59">results = sp.search(q=query, type='track', market='US')</text:span></text:span></text:p>
      <text:p text:style-name="P3"><text:soft-page-break/><text:span text:style-name="Source_20_Text"><text:span text:style-name="T71">#</text:span></text:span><text:span text:style-name="Source_20_Text"><text:span text:style-name="T78">Vous pouvez utiliser des filtres supplémentaires tels que</text:span></text:span><text:span text:style-name="Source_20_Text"><text:span text:style-name="T79"> </text:span></text:span><text:span text:style-name="Source_20_Text"><text:span text:style-name="T72">'market' </text:span></text:span><text:span text:style-name="Source_20_Text"><text:span text:style-name="T78">pour spécifier une région spécifique #dans laquelle effectuer la recherche. Dans cet exemple, la recherche sera limitée aux résultats #disponibles aux États-Unis.</text:span></text:span></text:p>
      <text:p text:style-name="P3"><text:span text:style-name="Source_20_Text"><text:span text:style-name="T78"/></text:span></text:p>
      <text:p text:style-name="P3"><text:span text:style-name="Source_20_Text"><text:span text:style-name="T78">#</text:span></text:span><text:span text:style-name="Source_20_Text"><text:span text:style-name="T59">results = sp.search(q=query, type='track', limit=5, market='US', order='popularity')</text:span></text:span></text:p>
      <text:p text:style-name="P3"><text:span text:style-name="Source_20_Text"><text:span text:style-name="T79">En spécifiant </text:span></text:span><text:span text:style-name="Source_20_Text"><text:span text:style-name="T72">'order='popularity'</text:span></text:span><text:span text:style-name="Source_20_Text"><text:span text:style-name="T79">, les résultats seront triés par popularité décroissante. D'autres options de tri incluent </text:span></text:span><text:span text:style-name="Source_20_Text"><text:span text:style-name="T72">'name' </text:span></text:span><text:span text:style-name="Source_20_Text"><text:span text:style-name="T79">(tri par nom) et </text:span></text:span><text:span text:style-name="Source_20_Text"><text:span text:style-name="T72">'recent' </text:span></text:span><text:span text:style-name="Source_20_Text"><text:span text:style-name="T79">(tri par récence).</text:span></text:span></text:p>
      <text:p text:style-name="P2"/>
      <text:p text:style-name="P2"><text:span text:style-name="Source_20_Text"><text:span text:style-name="T49"><text:s text:c="3"/></text:span></text:span></text:p>
      <text:p text:style-name="P2"/>
      <text:p text:style-name="P2"><text:span text:style-name="Source_20_Text"><text:span text:style-name="T51"># Liste de singles (chaque élément est un dictionnaire avec les clés 'artist' et 'title')</text:span></text:span></text:p>
      <text:p text:style-name="P2"><text:span text:style-name="Source_20_Text"><text:span text:style-name="T4">singles = [</text:span></text:span></text:p>
      <text:p text:style-name="P2"><text:span text:style-name="Source_20_Text"><text:span text:style-name="T49"><text:s text:c="4"/></text:span></text:span><text:span text:style-name="Source_20_Text"><text:span text:style-name="T4">{</text:span></text:span><text:span text:style-name="Source_20_Text"><text:span text:style-name="T46">'artist'</text:span></text:span><text:span text:style-name="Source_20_Text"><text:span text:style-name="T4">: </text:span></text:span><text:span text:style-name="Source_20_Text"><text:span text:style-name="T46">'Artist 1'</text:span></text:span><text:span text:style-name="Source_20_Text"><text:span text:style-name="T4">, </text:span></text:span><text:span text:style-name="Source_20_Text"><text:span text:style-name="T46">'title'</text:span></text:span><text:span text:style-name="Source_20_Text"><text:span text:style-name="T4">: </text:span></text:span><text:span text:style-name="Source_20_Text"><text:span text:style-name="T46">'Song 1'</text:span></text:span><text:span text:style-name="Source_20_Text"><text:span text:style-name="T4">},</text:span></text:span></text:p>
      <text:p text:style-name="P2"><text:span text:style-name="Source_20_Text"><text:span text:style-name="T49"><text:s text:c="4"/></text:span></text:span><text:span text:style-name="Source_20_Text"><text:span text:style-name="T4">{</text:span></text:span><text:span text:style-name="Source_20_Text"><text:span text:style-name="T46">'artist'</text:span></text:span><text:span text:style-name="Source_20_Text"><text:span text:style-name="T4">: </text:span></text:span><text:span text:style-name="Source_20_Text"><text:span text:style-name="T46">'Artist 2'</text:span></text:span><text:span text:style-name="Source_20_Text"><text:span text:style-name="T4">, </text:span></text:span><text:span text:style-name="Source_20_Text"><text:span text:style-name="T46">'title'</text:span></text:span><text:span text:style-name="Source_20_Text"><text:span text:style-name="T4">: </text:span></text:span><text:span text:style-name="Source_20_Text"><text:span text:style-name="T46">'Song 2'</text:span></text:span><text:span text:style-name="Source_20_Text"><text:span text:style-name="T4">},</text:span></text:span></text:p>
      <text:p text:style-name="P2"><text:span text:style-name="Source_20_Text"><text:span text:style-name="T49"><text:s text:c="4"/></text:span></text:span><text:span text:style-name="Source_20_Text"><text:span text:style-name="T4">{</text:span></text:span><text:span text:style-name="Source_20_Text"><text:span text:style-name="T46">'artist'</text:span></text:span><text:span text:style-name="Source_20_Text"><text:span text:style-name="T4">: </text:span></text:span><text:span text:style-name="Source_20_Text"><text:span text:style-name="T46">'Artist 3'</text:span></text:span><text:span text:style-name="Source_20_Text"><text:span text:style-name="T4">, </text:span></text:span><text:span text:style-name="Source_20_Text"><text:span text:style-name="T46">'title'</text:span></text:span><text:span text:style-name="Source_20_Text"><text:span text:style-name="T4">: </text:span></text:span><text:span text:style-name="Source_20_Text"><text:span text:style-name="T46">'Song 3'</text:span></text:span><text:span text:style-name="Source_20_Text"><text:span text:style-name="T4">}</text:span></text:span></text:p>
      <text:p text:style-name="P2"><text:span text:style-name="Source_20_Text"><text:span text:style-name="T4">]</text:span></text:span></text:p>
      <text:p text:style-name="P2"/>
      <text:p text:style-name="P6"><text:span text:style-name="Source_20_Text"><text:span text:style-name="T4"># Parcours de chaque single dans la liste</text:span></text:span></text:p>
      <text:p text:style-name="P2"><text:span text:style-name="Source_20_Text"><text:span text:style-name="T45">for</text:span></text:span><text:span text:style-name="Source_20_Text"><text:span text:style-name="T4"> single </text:span></text:span><text:span text:style-name="Source_20_Text"><text:span text:style-name="T45">in</text:span></text:span><text:span text:style-name="Source_20_Text"><text:span text:style-name="T4"> singles:</text:span></text:span></text:p>
      <text:p text:style-name="P2"><text:span text:style-name="Source_20_Text"><text:span text:style-name="T49"><text:s text:c="4"/></text:span></text:span><text:span text:style-name="Source_20_Text"><text:span text:style-name="T4">artist = single[</text:span></text:span><text:span text:style-name="Source_20_Text"><text:span text:style-name="T46">'artist'</text:span></text:span><text:span text:style-name="Source_20_Text"><text:span text:style-name="T4">]</text:span></text:span></text:p>
      <text:p text:style-name="P2"><text:span text:style-name="Source_20_Text"><text:span text:style-name="T49"><text:s text:c="4"/></text:span></text:span><text:span text:style-name="Source_20_Text"><text:span text:style-name="T4">title = single[</text:span></text:span><text:span text:style-name="Source_20_Text"><text:span text:style-name="T46">'title'</text:span></text:span><text:span text:style-name="Source_20_Text"><text:span text:style-name="T4">]</text:span></text:span></text:p>
      <text:p text:style-name="P2"/>
      <text:p text:style-name="P2"><text:span text:style-name="Source_20_Text"><text:span text:style-name="T49"><text:s text:c="4"/></text:span></text:span><text:span text:style-name="Source_20_Text"><text:span text:style-name="T51"># Recherche de l'extrait audio du single</text:span></text:span></text:p>
      <text:p text:style-name="P2"><text:span text:style-name="Source_20_Text"><text:span text:style-name="T49"><text:s text:c="4"/></text:span></text:span><text:span text:style-name="Source_20_Text"><text:span text:style-name="T4">results = search_track(artist, title)</text:span></text:span></text:p>
      <text:p text:style-name="P2"/>
      <text:p text:style-name="P2"><text:span text:style-name="Source_20_Text"><text:span text:style-name="T49"><text:s text:c="4"/></text:span></text:span><text:span text:style-name="Source_20_Text"><text:span text:style-name="T45">if</text:span></text:span><text:span text:style-name="Source_20_Text"><text:span text:style-name="T4"> results:</text:span></text:span></text:p>
      <text:p text:style-name="P2"><text:span text:style-name="Source_20_Text"><text:span text:style-name="T49"><text:s text:c="8"/></text:span></text:span><text:span text:style-name="Source_20_Text"><text:span text:style-name="T48">print</text:span></text:span><text:span text:style-name="Source_20_Text"><text:span text:style-name="T4">(</text:span></text:span><text:span text:style-name="Source_20_Text"><text:span text:style-name="T46">f"Extrait audio pour '{title}' par {artist}:"</text:span></text:span><text:span text:style-name="Source_20_Text"><text:span text:style-name="T4">)</text:span></text:span></text:p>
      <text:p text:style-name="P2"><text:span text:style-name="Source_20_Text"><text:span text:style-name="T49"><text:s text:c="8"/></text:span></text:span><text:span text:style-name="Source_20_Text"><text:span text:style-name="T45">for</text:span></text:span><text:span text:style-name="Source_20_Text"><text:span text:style-name="T4"> track </text:span></text:span><text:span text:style-name="Source_20_Text"><text:span text:style-name="T45">in</text:span></text:span><text:span text:style-name="Source_20_Text"><text:span text:style-name="T4"> results:</text:span></text:span></text:p>
      <text:p text:style-name="P2"><text:span text:style-name="Source_20_Text"><text:span text:style-name="T49"><text:s text:c="12"/></text:span></text:span><text:span text:style-name="Source_20_Text"><text:span text:style-name="T51"># Récupérer l'URL de lecture directe de l'extrait audio</text:span></text:span></text:p>
      <text:p text:style-name="P2"><text:span text:style-name="Source_20_Text"><text:span text:style-name="T49"><text:s text:c="12"/></text:span></text:span><text:span text:style-name="Source_20_Text"><text:span text:style-name="T4">preview_url = track[</text:span></text:span><text:span text:style-name="Source_20_Text"><text:span text:style-name="T46">'preview_url'</text:span></text:span><text:span text:style-name="Source_20_Text"><text:span text:style-name="T4">]</text:span></text:span></text:p>
      <text:p text:style-name="P2"><text:span text:style-name="Source_20_Text"><text:span text:style-name="T49"><text:s text:c="12"/></text:span></text:span><text:span text:style-name="Source_20_Text"><text:span text:style-name="T48">print</text:span></text:span><text:span text:style-name="Source_20_Text"><text:span text:style-name="T4">(</text:span></text:span><text:span text:style-name="Source_20_Text"><text:span text:style-name="T46">f"URL de lecture: {preview_url}"</text:span></text:span><text:span text:style-name="Source_20_Text"><text:span text:style-name="T4">)</text:span></text:span></text:p>
      <text:p text:style-name="P2"><text:span text:style-name="Source_20_Text"><text:span text:style-name="T49"><text:s text:c="12"/></text:span></text:span><text:span text:style-name="Source_20_Text"><text:span text:style-name="T51"># Vous pouvez utiliser l'URL de lecture directe pour lire l'extrait audio </text:span></text:span></text:p>
      <text:p text:style-name="P2"><text:span text:style-name="Source_20_Text"><text:span text:style-name="T52"><text:s text:c="11"/># playsound(preview_url)</text:span></text:span></text:p>
      <text:p text:style-name="P2"><text:span text:style-name="Source_20_Text"><text:span text:style-name="T52"/></text:span></text:p>
      <text:p text:style-name="P2"><text:span text:style-name="Source_20_Text"><text:span text:style-name="T52"/></text:span></text:p>
      <text:p text:style-name="P2"/>
      <text:p text:style-name="P2"><text:span text:style-name="Source_20_Text"><text:span text:style-name="T49"><text:s text:c="12"/></text:span></text:span><text:span text:style-name="Source_20_Text"><text:span text:style-name="T51"># Ou récupérer l'identifiant de piste pour accéder à l'extrait audio ultérieurement</text:span></text:span></text:p>
      <text:p text:style-name="P2"><text:span text:style-name="Source_20_Text"><text:span text:style-name="T49"><text:s text:c="12"/></text:span></text:span><text:span text:style-name="Source_20_Text"><text:span text:style-name="T4">track_id = track[</text:span></text:span><text:span text:style-name="Source_20_Text"><text:span text:style-name="T46">'id'</text:span></text:span><text:span text:style-name="Source_20_Text"><text:span text:style-name="T4">]</text:span></text:span></text:p>
      <text:p text:style-name="P2"><text:span text:style-name="Source_20_Text"><text:span text:style-name="T49"><text:s text:c="12"/></text:span></text:span><text:span text:style-name="Source_20_Text"><text:span text:style-name="T48">print</text:span></text:span><text:span text:style-name="Source_20_Text"><text:span text:style-name="T4">(</text:span></text:span><text:span text:style-name="Source_20_Text"><text:span text:style-name="T46">f"Identifiant de piste: {track_id}"</text:span></text:span><text:span text:style-name="Source_20_Text"><text:span text:style-name="T4">)</text:span></text:span></text:p>
      <text:p text:style-name="P2"><text:span text:style-name="Source_20_Text"><text:span text:style-name="T49"><text:s text:c="12"/></text:span></text:span><text:span text:style-name="Source_20_Text"><text:span text:style-name="T51"># Vous pouvez utiliser l'identifiant de piste pour accéder à l'extrait audio ultérieurement</text:span></text:span></text:p>
      <text:p text:style-name="P2"><text:span text:style-name="Source_20_Text"><text:span text:style-name="T51"><text:s text:c="11"/></text:span></text:span></text:p>
      <text:p text:style-name="P4"><text:span text:style-name="Source_20_Text"><text:span text:style-name="T49"><text:s text:c="12"/></text:span></text:span><text:span text:style-name="Source_20_Text"><text:span text:style-name="T50">#</text:span></text:span><text:span text:style-name="Source_20_Text"><text:span text:style-name="T8">track_info = sp.track(track_id)</text:span></text:span></text:p>
      <text:p text:style-name="P4"><text:span text:style-name="Source_20_Text"><text:span text:style-name="T50"><text:s text:c="12"/>#</text:span></text:span><text:span text:style-name="Source_20_Text"><text:span text:style-name="T4">track_preview_url = track_info[</text:span></text:span><text:span text:style-name="Source_20_Text"><text:span text:style-name="T46">'preview_url'</text:span></text:span><text:span text:style-name="Source_20_Text"><text:span text:style-name="T4">]</text:span></text:span></text:p>
      <text:p text:style-name="P2"><text:soft-page-break/><text:span text:style-name="Source_20_Text"><text:span text:style-name="T49"><text:s text:c="12"/></text:span></text:span><text:span text:style-name="Source_20_Text"><text:span text:style-name="T50">#</text:span></text:span><text:span text:style-name="Source_20_Text"><text:span text:style-name="T48">print</text:span></text:span><text:span text:style-name="Source_20_Text"><text:span text:style-name="T4">(</text:span></text:span><text:span text:style-name="Source_20_Text"><text:span text:style-name="T46">f"URL de lecture ultérieure: {track_preview_url}"</text:span></text:span><text:span text:style-name="Source_20_Text"><text:span text:style-name="T4">)</text:span></text:span></text:p>
      <text:p text:style-name="P2"><text:span text:style-name="Source_20_Text"><text:span text:style-name="T51"/></text:span></text:p>
      <text:p text:style-name="P2"><text:span text:style-name="Source_20_Text"><text:span text:style-name="T49"><text:s text:c="4"/></text:span></text:span><text:span text:style-name="Source_20_Text"><text:span text:style-name="T45">else</text:span></text:span><text:span text:style-name="Source_20_Text"><text:span text:style-name="T4">:</text:span></text:span></text:p>
      <text:p text:style-name="P2"><text:span text:style-name="Source_20_Text"><text:span text:style-name="T49"><text:s text:c="8"/></text:span></text:span><text:span text:style-name="Source_20_Text"><text:span text:style-name="T48">print</text:span></text:span><text:span text:style-name="Source_20_Text"><text:span text:style-name="T4">(</text:span></text:span><text:span text:style-name="Source_20_Text"><text:span text:style-name="T46">f"Extrait audio non trouvé pour '{title}' par {artist}"</text:span></text:span><text:span text:style-name="Source_20_Text"><text:span text:style-name="T4">)</text:span></text:span></text:p>
      <text:p text:style-name="P2"><text:span text:style-name="Source_20_Text"><text:span text:style-name="T49"><text:s text:c="4"/></text:span></text:span></text:p>
      <text:p text:style-name="P2"><text:span text:style-name="Source_20_Text"><text:span text:style-name="T49"><text:s text:c="4"/></text:span></text:span><text:span text:style-name="Source_20_Text"><text:span text:style-name="T48">print</text:span></text:span><text:span text:style-name="Source_20_Text"><text:span text:style-name="T4">()</text:span></text:span></text:p>
      <text:p text:style-name="P2"><text:span text:style-name="Source_20_Text"><text:span text:style-name="T4"/></text:span></text:p>
      <text:p text:style-name="P15"/>
      <text:p text:style-name="P15"/>
      <text:p text:style-name="P15"><text:span text:style-name="T17">Dans cet exemple, nous avons une liste de singles représentée par une liste de dictionnaires, où chaque dictionnaire contient les clés </text:span><text:span text:style-name="Source_20_Text"><text:span text:style-name="T26">'artist'</text:span></text:span><text:span text:style-name="T17"> et </text:span><text:span text:style-name="Source_20_Text"><text:span text:style-name="T26">'title'</text:span></text:span><text:span text:style-name="T17"> pour l'artiste et le titre du single respectivement.</text:span></text:p>
      <text:p text:style-name="P30"><text:span text:style-name="T17">La fonction </text:span><text:span text:style-name="Source_20_Text"><text:span text:style-name="T26">search_track</text:span></text:span><text:span text:style-name="T17"> utilise la méthode </text:span><text:span text:style-name="Source_20_Text"><text:span text:style-name="T26">sp.search</text:span></text:span><text:span text:style-name="T17"> de </text:span><text:span text:style-name="Source_20_Text"><text:span text:style-name="T26">spotipy</text:span></text:span><text:span text:style-name="T17"> pour rechercher les extraits audio correspondant à l'artiste et au titre du single. Vous pouvez également spécifier des paramètres supplémentaires tels que la limite de résultats pour affiner la recherche.</text:span></text:p>
      <text:p text:style-name="P30"><text:span text:style-name="T17">Le code parcourt ensuite chaque single dans la liste </text:span><text:span text:style-name="Source_20_Text"><text:span text:style-name="T26">singles</text:span></text:span><text:span text:style-name="T17">, appelle la fonction </text:span><text:span text:style-name="Source_20_Text"><text:span text:style-name="T26">search_track</text:span></text:span><text:span text:style-name="T17"> pour rechercher les extraits audio correspondants, puis imprime les URL des extraits audio trouvés. Si aucun extrait audio n'est trouvé, un message approprié est affiché.</text:span></text:p>
      <text:p text:style-name="P15"/>
      <text:p text:style-name="P15"/>
      <text:p text:style-name="P15"/>
      <text:p text:style-name="P15"/>
      <text:p text:style-name="P15"/>
      <text:list xml:id="list4264391391" text:style-name="L22">
        <text:list-item>
          <text:p text:style-name="P34">Analysez les résultats de la recherche pour trouver l'extrait audio ou le lien de lecture correspondant au single. Les API Spotify <text:s/>renverront généralement une liste de résultats, alors assurez-vous de sélectionner le bon extrait audio en fonction des informations de votre single (par exemple, en comparant les noms d'artistes et de titres).</text:p>
        </text:list-item>
      </text:list>
      <text:p text:style-name="P15"><text:span text:style-name="T17">la recherche des extraits audio est effectuée à l'aide de la fonction </text:span><text:span text:style-name="Source_20_Text"><text:span text:style-name="T32">search_track</text:span></text:span><text:span text:style-name="T17">.</text:span></text:p>
      <text:p text:style-name="P17">Cette fonction récupère les résultats de la recherche à l'aide de l'API Spotify et examine chaque résultat pour extraire les URL des extraits audio.</text:p>
      <text:p text:style-name="P17">la fonction <text:span text:style-name="Source_20_Text"><text:span text:style-name="T2">search_track</text:span></text:span>, nous analysons chaque résultat de la recherche en comparant les noms d'artistes et de titres. Si les noms correspondent, nous ajoutons l'URL de l'extrait audio à la liste <text:span text:style-name="Source_20_Text"><text:span text:style-name="T2">tracks</text:span></text:span>.</text:p>
      <text:p text:style-name="P18">Cela garantit que nous sélectionnons uniquement l'extrait audio correspondant au single spécifique, en évitant les résultats qui <text:soft-page-break/>pourraient correspondre partiellement ou différer légèrement dans les noms d'artistes ou de titres.</text:p>
      <text:p text:style-name="P17"><text:span text:style-name="T17"/></text:p>
      <text:p text:style-name="P15"/>
      <text:p text:style-name="P15"/>
      <text:p text:style-name="P15"/>
      <text:p text:style-name="P15"/>
      <text:list xml:id="list2309627858" text:style-name="L23">
        <text:list-item>
          <text:p text:style-name="P35">Récupérez l'extrait audio ou le lien de lecture à partir des résultats de la recherche. Selon l'API utilisée, cela peut être une URL de lecture directe ou un identifiant que vous pouvez utiliser pour accéder à l'extrait audio ultérieurement.</text:p>
        </text:list-item>
      </text:list>
      <text:p text:style-name="P15"><text:span text:style-name="T17">nous utilisons la fonction </text:span><text:span text:style-name="Source_20_Text"><text:span text:style-name="T32">search_track</text:span></text:span><text:span text:style-name="T44"> </text:span><text:span text:style-name="T17">pour rechercher l'extrait audio d'un single en spécifiant l'artiste et le titre. Ensuite, nous parcourons les résultats de la recherche et récupérons l'URL de lecture directe de l'extrait audio à l'aide de la clé </text:span><text:span text:style-name="Source_20_Text"><text:span text:style-name="T32">'preview_url'</text:span></text:span><text:span text:style-name="T17">. Nous affichons ensuite l'URL de lecture directe et/ou l'identifiant de piste correspondant.</text:span></text:p>
      <text:p text:style-name="P15"><text:span text:style-name="T17">nous utilisons </text:span><text:span text:style-name="Source_20_Text"><text:span text:style-name="T32">playsound(preview_url)</text:span></text:span><text:span text:style-name="T44"> </text:span><text:span text:style-name="T17">pour jouer l'extrait audio directement à partir de l'URL de lecture directe</text:span></text:p>
      <text:p text:style-name="P15"><text:span text:style-name="T17">Nous utilisons la méthode </text:span><text:span text:style-name="Source_20_Text"><text:span text:style-name="T32">sp.track(track_id)</text:span></text:span><text:span text:style-name="T17"> pour obtenir les informations détaillées de la piste, y compris l'URL de lecture directe de l'extrait audio (</text:span><text:span text:style-name="Source_20_Text"><text:span text:style-name="T32">track_preview_url</text:span></text:span><text:span text:style-name="T17">).</text:span></text:p>
      <text:p text:style-name="P15"/>
      <text:p text:style-name="P15"/>
      <text:p text:style-name="P15"/>
      <text:p text:style-name="P15"/>
      <text:list xml:id="list754123073" text:style-name="L24">
        <text:list-item>
          <text:p text:style-name="P37">Stockez les informations de l'extrait audio avec les autres détails du single dans votre structure de données appropriée (par exemple, un dictionnaire ou une classe). Assurez-vous de lier correctement les informations de l'extrait audio au single correspondant pour pouvoir les associer lors du jeu.</text:p>
        </text:list-item>
      </text:list>
      <text:p text:style-name="P10">python</text:p>
      <text:p text:style-name="P9">Copy</text:p>
      <text:p text:style-name="P1"><text:span text:style-name="Source_20_Text"><text:span text:style-name="T45">def</text:span></text:span><text:span text:style-name="Source_20_Text"><text:span text:style-name="T4"> </text:span></text:span><text:span text:style-name="Source_20_Text"><text:span text:style-name="T47">add_audio_info_to_singles</text:span></text:span><text:span text:style-name="Source_20_Text"><text:span text:style-name="T4">(</text:span></text:span><text:span text:style-name="Source_20_Text"><text:span text:style-name="T48">singles</text:span></text:span><text:span text:style-name="Source_20_Text"><text:span text:style-name="T4">):</text:span></text:span></text:p>
      <text:p text:style-name="P2"><text:span text:style-name="Source_20_Text"><text:span text:style-name="T49"><text:s text:c="4"/></text:span></text:span><text:span text:style-name="Source_20_Text"><text:span text:style-name="T45">for</text:span></text:span><text:span text:style-name="Source_20_Text"><text:span text:style-name="T4"> single </text:span></text:span><text:span text:style-name="Source_20_Text"><text:span text:style-name="T45">in</text:span></text:span><text:span text:style-name="Source_20_Text"><text:span text:style-name="T4"> singles:</text:span></text:span></text:p>
      <text:p text:style-name="P2"><text:span text:style-name="Source_20_Text"><text:span text:style-name="T49"><text:s text:c="8"/></text:span></text:span><text:span text:style-name="Source_20_Text"><text:span text:style-name="T4">artist = single[</text:span></text:span><text:span text:style-name="Source_20_Text"><text:span text:style-name="T46">'artist'</text:span></text:span><text:span text:style-name="Source_20_Text"><text:span text:style-name="T4">]</text:span></text:span></text:p>
      <text:p text:style-name="P2"><text:span text:style-name="Source_20_Text"><text:span text:style-name="T49"><text:s text:c="8"/></text:span></text:span><text:span text:style-name="Source_20_Text"><text:span text:style-name="T4">title = single[</text:span></text:span><text:span text:style-name="Source_20_Text"><text:span text:style-name="T46">'title'</text:span></text:span><text:span text:style-name="Source_20_Text"><text:span text:style-name="T4">]</text:span></text:span></text:p>
      <text:p text:style-name="P2"/>
      <text:p text:style-name="P2"><text:span text:style-name="Source_20_Text"><text:span text:style-name="T49"><text:s text:c="8"/></text:span></text:span><text:span text:style-name="Source_20_Text"><text:span text:style-name="T51"># Recherche de l'extrait audio du single</text:span></text:span></text:p>
      <text:p text:style-name="P2"><text:span text:style-name="Source_20_Text"><text:span text:style-name="T49"><text:s text:c="8"/></text:span></text:span><text:span text:style-name="Source_20_Text"><text:span text:style-name="T4">results = search_track(artist, title)</text:span></text:span></text:p>
      <text:p text:style-name="P2"/>
      <text:p text:style-name="P2"><text:span text:style-name="Source_20_Text"><text:span text:style-name="T49"><text:s text:c="8"/></text:span></text:span><text:span text:style-name="Source_20_Text"><text:span text:style-name="T45">if</text:span></text:span><text:span text:style-name="Source_20_Text"><text:span text:style-name="T4"> results:</text:span></text:span></text:p>
      <text:p text:style-name="P2"><text:span text:style-name="Source_20_Text"><text:span text:style-name="T49"><text:s text:c="12"/></text:span></text:span><text:span text:style-name="Source_20_Text"><text:span text:style-name="T48">print</text:span></text:span><text:span text:style-name="Source_20_Text"><text:span text:style-name="T4">(</text:span></text:span><text:span text:style-name="Source_20_Text"><text:span text:style-name="T46">f"Extrait audio pour '{title}' par {artist}:"</text:span></text:span><text:span text:style-name="Source_20_Text"><text:span text:style-name="T4">)</text:span></text:span></text:p>
      <text:p text:style-name="P2"><text:span text:style-name="Source_20_Text"><text:span text:style-name="T49"><text:s text:c="12"/></text:span></text:span><text:span text:style-name="Source_20_Text"><text:span text:style-name="T45">for</text:span></text:span><text:span text:style-name="Source_20_Text"><text:span text:style-name="T4"> track </text:span></text:span><text:span text:style-name="Source_20_Text"><text:span text:style-name="T45">in</text:span></text:span><text:span text:style-name="Source_20_Text"><text:span text:style-name="T4"> results:</text:span></text:span></text:p>
      <text:p text:style-name="P2"><text:span text:style-name="Source_20_Text"><text:span text:style-name="T49"><text:s text:c="16"/></text:span></text:span><text:span text:style-name="Source_20_Text"><text:span text:style-name="T51"># Récupérer l'URL de lecture directe de l'extrait audio</text:span></text:span></text:p>
      <text:p text:style-name="P2"><text:span text:style-name="Source_20_Text"><text:span text:style-name="T49"><text:s text:c="16"/></text:span></text:span><text:span text:style-name="Source_20_Text"><text:span text:style-name="T4">preview_url = track[</text:span></text:span><text:span text:style-name="Source_20_Text"><text:span text:style-name="T46">'preview_url'</text:span></text:span><text:span text:style-name="Source_20_Text"><text:span text:style-name="T4">]</text:span></text:span></text:p>
      <text:p text:style-name="P2"><text:soft-page-break/><text:span text:style-name="Source_20_Text"><text:span text:style-name="T49"><text:s text:c="16"/></text:span></text:span><text:span text:style-name="Source_20_Text"><text:span text:style-name="T48">print</text:span></text:span><text:span text:style-name="Source_20_Text"><text:span text:style-name="T4">(</text:span></text:span><text:span text:style-name="Source_20_Text"><text:span text:style-name="T46">f"URL de lecture: {preview_url}"</text:span></text:span><text:span text:style-name="Source_20_Text"><text:span text:style-name="T4">)</text:span></text:span></text:p>
      <text:p text:style-name="P2"/>
      <text:p text:style-name="P2"><text:span text:style-name="Source_20_Text"><text:span text:style-name="T49"><text:s text:c="16"/></text:span></text:span><text:span text:style-name="Source_20_Text"><text:span text:style-name="T51"># Ou récupérer l'identifiant de piste pour accéder à l'extrait audio ultérieurement</text:span></text:span></text:p>
      <text:p text:style-name="P2"><text:span text:style-name="Source_20_Text"><text:span text:style-name="T49"><text:s text:c="16"/></text:span></text:span><text:span text:style-name="Source_20_Text"><text:span text:style-name="T4">track_id = track[</text:span></text:span><text:span text:style-name="Source_20_Text"><text:span text:style-name="T46">'id'</text:span></text:span><text:span text:style-name="Source_20_Text"><text:span text:style-name="T4">]</text:span></text:span></text:p>
      <text:p text:style-name="P2"><text:span text:style-name="Source_20_Text"><text:span text:style-name="T49"><text:s text:c="16"/></text:span></text:span><text:span text:style-name="Source_20_Text"><text:span text:style-name="T48">print</text:span></text:span><text:span text:style-name="Source_20_Text"><text:span text:style-name="T4">(</text:span></text:span><text:span text:style-name="Source_20_Text"><text:span text:style-name="T46">f"Identifiant de piste: {track_id}"</text:span></text:span><text:span text:style-name="Source_20_Text"><text:span text:style-name="T4">)</text:span></text:span></text:p>
      <text:p text:style-name="P2"/>
      <text:p text:style-name="P2"><text:span text:style-name="Source_20_Text"><text:span text:style-name="T49"><text:s text:c="16"/></text:span></text:span><text:span text:style-name="Source_20_Text"><text:span text:style-name="T51"># Stocker les informations du single avec l'extrait audio dans un dictionnaire</text:span></text:span></text:p>
      <text:p text:style-name="P2"><text:span text:style-name="Source_20_Text"><text:span text:style-name="T49"><text:s text:c="16"/></text:span></text:span><text:span text:style-name="Source_20_Text"><text:span text:style-name="T4">single[</text:span></text:span><text:span text:style-name="Source_20_Text"><text:span text:style-name="T46">'preview_url'</text:span></text:span><text:span text:style-name="Source_20_Text"><text:span text:style-name="T4">] = preview_url</text:span></text:span></text:p>
      <text:p text:style-name="P2"><text:span text:style-name="Source_20_Text"><text:span text:style-name="T49"><text:s text:c="16"/></text:span></text:span><text:span text:style-name="Source_20_Text"><text:span text:style-name="T4">single[</text:span></text:span><text:span text:style-name="Source_20_Text"><text:span text:style-name="T46">'track_id'</text:span></text:span><text:span text:style-name="Source_20_Text"><text:span text:style-name="T4">] = track_id</text:span></text:span></text:p>
      <text:p text:style-name="P2"/>
      <text:p text:style-name="P2"><text:span text:style-name="Source_20_Text"><text:span text:style-name="T49"><text:s text:c="8"/></text:span></text:span><text:span text:style-name="Source_20_Text"><text:span text:style-name="T45">else</text:span></text:span><text:span text:style-name="Source_20_Text"><text:span text:style-name="T4">:</text:span></text:span></text:p>
      <text:p text:style-name="P2"><text:span text:style-name="Source_20_Text"><text:span text:style-name="T49"><text:s text:c="12"/></text:span></text:span><text:span text:style-name="Source_20_Text"><text:span text:style-name="T48">print</text:span></text:span><text:span text:style-name="Source_20_Text"><text:span text:style-name="T4">(</text:span></text:span><text:span text:style-name="Source_20_Text"><text:span text:style-name="T46">f"Extrait audio non trouvé pour '{title}' par {artist}"</text:span></text:span><text:span text:style-name="Source_20_Text"><text:span text:style-name="T4">)</text:span></text:span></text:p>
      <text:p text:style-name="P2"><text:span text:style-name="Source_20_Text"><text:span text:style-name="T49"><text:s text:c="8"/></text:span></text:span></text:p>
      <text:p text:style-name="P2"><text:span text:style-name="Source_20_Text"><text:span text:style-name="T49"><text:s text:c="8"/></text:span></text:span><text:span text:style-name="Source_20_Text"><text:span text:style-name="T48">print</text:span></text:span><text:span text:style-name="Source_20_Text"><text:span text:style-name="T4">()</text:span></text:span></text:p>
      <text:p text:style-name="P2"/>
      <text:p text:style-name="P2"><text:span text:style-name="Source_20_Text"><text:span text:style-name="T49"><text:s text:c="4"/></text:span></text:span><text:span text:style-name="Source_20_Text"><text:span text:style-name="T45">return</text:span></text:span><text:span text:style-name="Source_20_Text"><text:span text:style-name="T4"> singles</text:span></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7:27:12.771753871</meta:creation-date>
    <dc:date>2024-03-06T17:24:07.458773709</dc:date>
    <meta:editing-duration>PT1H36M28S</meta:editing-duration>
    <meta:editing-cycles>4</meta:editing-cycles>
    <meta:generator>LibreOffice/7.3.7.2$Linux_X86_64 LibreOffice_project/30$Build-2</meta:generator>
    <meta:document-statistic meta:table-count="0" meta:image-count="0" meta:object-count="0" meta:page-count="10" meta:paragraph-count="184" meta:word-count="2227" meta:character-count="15952" meta:non-whitespace-character-count="13290"/>
  </office:meta>
</office:document-meta>
</file>